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Global Similar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number-columns-repeated="3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Al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Gam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Conversation</text:p>
          </table:table-cell>
          <table:covered-table-cell table:number-columns-repeated="3" table:style-name="ce1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nnotator</text:p>
          </table:table-cell>
          <table:table-cell office:value-type="string" calcext:value-type="string">
            <text:p>dof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All</text:p>
          </table:table-cell>
          <table:table-cell office:value-type="float" office:value="79" calcext:value-type="float">
            <text:p>79</text:p>
          </table:table-cell>
          <table:table-cell office:value-type="float" office:value="3.38560884830434" calcext:value-type="float">
            <text:p>3.38560884830434</text:p>
          </table:table-cell>
          <table:table-cell office:value-type="float" office:value="0.00110870103157053" calcext:value-type="float">
            <text:p>0.001108701031571</text:p>
          </table:table-cell>
          <table:table-cell office:value-type="float" office:value="2.90968462449524" calcext:value-type="float">
            <text:p>2.90968462449524</text:p>
          </table:table-cell>
          <table:table-cell office:value-type="float" office:value="0.00469764050370644" calcext:value-type="float">
            <text:p>0.004697640503706</text:p>
          </table:table-cell>
          <table:table-cell office:value-type="float" office:value="2.70400729848496" calcext:value-type="float">
            <text:p>2.70400729848496</text:p>
          </table:table-cell>
          <table:table-cell table:style-name="ce3" office:value-type="float" office:value="0.00950839286296325" calcext:value-type="float">
            <text:p>0.009508392862963</text:p>
          </table:table-cell>
          <table:table-cell office:value-type="float" office:value="2.93008649946453" calcext:value-type="float">
            <text:p>2.93008649946453</text:p>
          </table:table-cell>
          <table:table-cell office:value-type="float" office:value="0.00521574844002337" calcext:value-type="float">
            <text:p>0.005215748440023</text:p>
          </table:table-cell>
          <table:table-cell office:value-type="float" office:value="2.13211068513052" calcext:value-type="float">
            <text:p>2.13211068513052</text:p>
          </table:table-cell>
          <table:table-cell office:value-type="float" office:value="0.0410273769408002" calcext:value-type="float">
            <text:p>0.0410273769408</text:p>
          </table:table-cell>
          <table:table-cell office:value-type="float" office:value="1.01328781531845" calcext:value-type="float">
            <text:p>1.01328781531845</text:p>
          </table:table-cell>
          <table:table-cell table:style-name="ce5" office:value-type="float" office:value="0.318766576446597" calcext:value-type="float">
            <text:p>0.318766576446597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CD</text:p>
          </table:table-cell>
          <table:table-cell office:value-type="float" office:value="79" calcext:value-type="float">
            <text:p>79</text:p>
          </table:table-cell>
          <table:table-cell office:value-type="float" office:value="4.65299855911118" calcext:value-type="float">
            <text:p>4.65299855911118</text:p>
          </table:table-cell>
          <table:table-cell table:style-name="ce4" office:value-type="float" office:value="0.000012963110662599" calcext:value-type="float">
            <text:p>1.30E-05</text:p>
          </table:table-cell>
          <table:table-cell office:value-type="float" office:value="3.90099690527487" calcext:value-type="float">
            <text:p>3.90099690527487</text:p>
          </table:table-cell>
          <table:table-cell office:value-type="float" office:value="0.000200092646351638" calcext:value-type="float">
            <text:p>0.000200092646352</text:p>
          </table:table-cell>
          <table:table-cell office:value-type="float" office:value="4.72408511075695" calcext:value-type="float">
            <text:p>4.72408511075695</text:p>
          </table:table-cell>
          <table:table-cell table:style-name="ce4" office:value-type="float" office:value="0.0000212423064508239" calcext:value-type="float">
            <text:p>2.12E-05</text:p>
          </table:table-cell>
          <table:table-cell office:value-type="float" office:value="2.97523275390417" calcext:value-type="float">
            <text:p>2.97523275390417</text:p>
          </table:table-cell>
          <table:table-cell office:value-type="float" office:value="0.00461195612461963" calcext:value-type="float">
            <text:p>0.00461195612462</text:p>
          </table:table-cell>
          <table:table-cell office:value-type="float" office:value="1.37814931308686" calcext:value-type="float">
            <text:p>1.37814931308686</text:p>
          </table:table-cell>
          <table:table-cell table:style-name="ce5" office:value-type="float" office:value="0.17802387002788" calcext:value-type="float">
            <text:p>0.17802387002788</text:p>
          </table:table-cell>
          <table:table-cell office:value-type="float" office:value="2.84514121722427" calcext:value-type="float">
            <text:p>2.84514121722427</text:p>
          </table:table-cell>
          <table:table-cell office:value-type="float" office:value="0.00779802855388634" calcext:value-type="float">
            <text:p>0.007798028553886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TL</text:p>
          </table:table-cell>
          <table:table-cell office:value-type="float" office:value="79" calcext:value-type="float">
            <text:p>79</text:p>
          </table:table-cell>
          <table:table-cell office:value-type="float" office:value="3.49607034477084" calcext:value-type="float">
            <text:p>3.49607034477084</text:p>
          </table:table-cell>
          <table:table-cell office:value-type="float" office:value="0.000777740921079926" calcext:value-type="float">
            <text:p>0.00077774092108</text:p>
          </table:table-cell>
          <table:table-cell office:value-type="float" office:value="-0.306948621581905" calcext:value-type="float">
            <text:p>-0.306948621581905</text:p>
          </table:table-cell>
          <table:table-cell table:style-name="Default" office:value-type="float" office:value="0.759690111437222" calcext:value-type="float">
            <text:p>0.759690111437222</text:p>
          </table:table-cell>
          <table:table-cell office:value-type="float" office:value="2.63638345978462" calcext:value-type="float">
            <text:p>2.63638345978462</text:p>
          </table:table-cell>
          <table:table-cell table:style-name="ce3" office:value-type="float" office:value="0.0113196769367921" calcext:value-type="float">
            <text:p>0.011319676936792</text:p>
          </table:table-cell>
          <table:table-cell office:value-type="float" office:value="0.701572740405685" calcext:value-type="float">
            <text:p>0.701572740405685</text:p>
          </table:table-cell>
          <table:table-cell table:style-name="Default" office:value-type="float" office:value="0.486405253161128" calcext:value-type="float">
            <text:p>0.486405253161128</text:p>
          </table:table-cell>
          <table:table-cell office:value-type="float" office:value="2.51084868677063" calcext:value-type="float">
            <text:p>2.51084868677063</text:p>
          </table:table-cell>
          <table:table-cell office:value-type="float" office:value="0.0174709357595078" calcext:value-type="float">
            <text:p>0.017470935759508</text:p>
          </table:table-cell>
          <table:table-cell office:value-type="float" office:value="-1.51424212740011" calcext:value-type="float">
            <text:p>-1.51424212740011</text:p>
          </table:table-cell>
          <table:table-cell table:style-name="Default" office:value-type="float" office:value="0.140094738667445" calcext:value-type="float">
            <text:p>0.140094738667445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VP</text:p>
          </table:table-cell>
          <table:table-cell office:value-type="float" office:value="79" calcext:value-type="float">
            <text:p>79</text:p>
          </table:table-cell>
          <table:table-cell office:value-type="float" office:value="4.81440485115535" calcext:value-type="float">
            <text:p>4.81440485115535</text:p>
          </table:table-cell>
          <table:table-cell table:style-name="ce4" office:value-type="float" office:value="0.00000697848450704777" calcext:value-type="float">
            <text:p>6.98E-06</text:p>
          </table:table-cell>
          <table:table-cell office:value-type="float" office:value="10.2625725526362" calcext:value-type="float">
            <text:p>10.2625725526362</text:p>
          </table:table-cell>
          <table:table-cell table:style-name="ce4" office:value-type="float" office:value="3.43137916343097E-016" calcext:value-type="float">
            <text:p>3.43E-16</text:p>
          </table:table-cell>
          <table:table-cell office:value-type="float" office:value="2.49258546223858" calcext:value-type="float">
            <text:p>2.49258546223858</text:p>
          </table:table-cell>
          <table:table-cell table:style-name="ce3" office:value-type="float" office:value="0.0162633666987875" calcext:value-type="float">
            <text:p>0.016263366698788</text:p>
          </table:table-cell>
          <table:table-cell office:value-type="float" office:value="11.4471738532414" calcext:value-type="float">
            <text:p>11.4471738532414</text:p>
          </table:table-cell>
          <table:table-cell table:style-name="ce4" office:value-type="float" office:value="3.42197527454589E-015" calcext:value-type="float">
            <text:p>3.42E-15</text:p>
          </table:table-cell>
          <table:table-cell office:value-type="float" office:value="3.57502437933219" calcext:value-type="float">
            <text:p>3.57502437933219</text:p>
          </table:table-cell>
          <table:table-cell office:value-type="float" office:value="0.00117121116195565" calcext:value-type="float">
            <text:p>0.001171211161956</text:p>
          </table:table-cell>
          <table:table-cell office:value-type="float" office:value="3.4773427180886" calcext:value-type="float">
            <text:p>3.4773427180886</text:p>
          </table:table-cell>
          <table:table-cell office:value-type="float" office:value="0.00152267132062029" calcext:value-type="float">
            <text:p>0.00152267132062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All</text:p>
          </table:table-cell>
          <table:table-cell office:value-type="float" office:value="79" calcext:value-type="float">
            <text:p>79</text:p>
          </table:table-cell>
          <table:table-cell office:value-type="float" office:value="0.942150480618719" calcext:value-type="float">
            <text:p>0.942150480618719</text:p>
          </table:table-cell>
          <table:table-cell table:style-name="Default" office:value-type="float" office:value="0.348987844796448" calcext:value-type="float">
            <text:p>0.348987844796448</text:p>
          </table:table-cell>
          <table:table-cell office:value-type="float" office:value="-2.94057147586157" calcext:value-type="float">
            <text:p>-2.94057147586157</text:p>
          </table:table-cell>
          <table:table-cell office:value-type="float" office:value="0.00429582848497213" calcext:value-type="float">
            <text:p>0.004295828484972</text:p>
          </table:table-cell>
          <table:table-cell office:value-type="float" office:value="-1.20219236140008" calcext:value-type="float">
            <text:p>-1.20219236140008</text:p>
          </table:table-cell>
          <table:table-cell office:value-type="float" office:value="0.235311108955339" calcext:value-type="float">
            <text:p>0.235311108955339</text:p>
          </table:table-cell>
          <table:table-cell office:value-type="float" office:value="-2.29677402486645" calcext:value-type="float">
            <text:p>-2.29677402486645</text:p>
          </table:table-cell>
          <table:table-cell office:value-type="float" office:value="0.0261338046840861" calcext:value-type="float">
            <text:p>0.026133804684086</text:p>
          </table:table-cell>
          <table:table-cell office:value-type="float" office:value="1.90832007086821" calcext:value-type="float">
            <text:p>1.90832007086821</text:p>
          </table:table-cell>
          <table:table-cell office:value-type="float" office:value="0.0656478765875795" calcext:value-type="float">
            <text:p>0.06564787658758</text:p>
          </table:table-cell>
          <table:table-cell office:value-type="float" office:value="-2.86045897098086" calcext:value-type="float">
            <text:p>-2.86045897098086</text:p>
          </table:table-cell>
          <table:table-cell office:value-type="float" office:value="0.00750710403148247" calcext:value-type="float">
            <text:p>0.007507104031482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CD</text:p>
          </table:table-cell>
          <table:table-cell office:value-type="float" office:value="79" calcext:value-type="float">
            <text:p>79</text:p>
          </table:table-cell>
          <table:table-cell office:value-type="float" office:value="3.04379697802836" calcext:value-type="float">
            <text:p>3.04379697802836</text:p>
          </table:table-cell>
          <table:table-cell office:value-type="float" office:value="0.00317209205101728" calcext:value-type="float">
            <text:p>0.003172092051017</text:p>
          </table:table-cell>
          <table:table-cell office:value-type="float" office:value="-0.385460642112643" calcext:value-type="float">
            <text:p>-0.385460642112643</text:p>
          </table:table-cell>
          <table:table-cell table:style-name="ce5" office:value-type="float" office:value="0.700932125517977" calcext:value-type="float">
            <text:p>0.700932125517977</text:p>
          </table:table-cell>
          <table:table-cell office:value-type="float" office:value="0.267228728163837" calcext:value-type="float">
            <text:p>0.267228728163837</text:p>
          </table:table-cell>
          <table:table-cell office:value-type="float" office:value="0.790462195219302" calcext:value-type="float">
            <text:p>0.790462195219302</text:p>
          </table:table-cell>
          <table:table-cell office:value-type="float" office:value="0.397729096836362" calcext:value-type="float">
            <text:p>0.397729096836362</text:p>
          </table:table-cell>
          <table:table-cell table:style-name="Default" office:value-type="float" office:value="0.692630644355818" calcext:value-type="float">
            <text:p>0.692630644355818</text:p>
          </table:table-cell>
          <table:table-cell office:value-type="float" office:value="2.02773250308663" calcext:value-type="float">
            <text:p>2.02773250308663</text:p>
          </table:table-cell>
          <table:table-cell office:value-type="float" office:value="0.0512573318256728" calcext:value-type="float">
            <text:p>0.051257331825673</text:p>
          </table:table-cell>
          <table:table-cell office:value-type="float" office:value="-0.0733328802974224" calcext:value-type="float">
            <text:p>-0.073332880297422</text:p>
          </table:table-cell>
          <table:table-cell table:style-name="Default" office:value-type="float" office:value="0.942012364846942" calcext:value-type="float">
            <text:p>0.942012364846942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TL</text:p>
          </table:table-cell>
          <table:table-cell office:value-type="float" office:value="79" calcext:value-type="float">
            <text:p>79</text:p>
          </table:table-cell>
          <table:table-cell office:value-type="float" office:value="1.78512479545321" calcext:value-type="float">
            <text:p>1.78512479545321</text:p>
          </table:table-cell>
          <table:table-cell office:value-type="float" office:value="0.0780794432098683" calcext:value-type="float">
            <text:p>0.078079443209868</text:p>
          </table:table-cell>
          <table:table-cell office:value-type="float" office:value="-3.52494776109639" calcext:value-type="float">
            <text:p>-3.52494776109639</text:p>
          </table:table-cell>
          <table:table-cell office:value-type="float" office:value="0.000708077337638229" calcext:value-type="float">
            <text:p>0.000708077337638</text:p>
          </table:table-cell>
          <table:table-cell office:value-type="float" office:value="0.00580924139950674" calcext:value-type="float">
            <text:p>0.005809241399507</text:p>
          </table:table-cell>
          <table:table-cell office:value-type="float" office:value="0.995389509965161" calcext:value-type="float">
            <text:p>0.995389509965161</text:p>
          </table:table-cell>
          <table:table-cell office:value-type="float" office:value="-2.50322710988404" calcext:value-type="float">
            <text:p>-2.50322710988404</text:p>
          </table:table-cell>
          <table:table-cell office:value-type="float" office:value="0.0158393584006942" calcext:value-type="float">
            <text:p>0.015839358400694</text:p>
          </table:table-cell>
          <table:table-cell office:value-type="float" office:value="2.36968887028198" calcext:value-type="float">
            <text:p>2.36968887028198</text:p>
          </table:table-cell>
          <table:table-cell office:value-type="float" office:value="0.0242096678439807" calcext:value-type="float">
            <text:p>0.024209667843981</text:p>
          </table:table-cell>
          <table:table-cell office:value-type="float" office:value="-3.05757410389664" calcext:value-type="float">
            <text:p>-3.05757410389664</text:p>
          </table:table-cell>
          <table:table-cell office:value-type="float" office:value="0.00456808384720383" calcext:value-type="float">
            <text:p>0.004568083847204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VP</text:p>
          </table:table-cell>
          <table:table-cell office:value-type="float" office:value="79" calcext:value-type="float">
            <text:p>79</text:p>
          </table:table-cell>
          <table:table-cell office:value-type="float" office:value="3.63593533985129" calcext:value-type="float">
            <text:p>3.63593533985129</text:p>
          </table:table-cell>
          <table:table-cell office:value-type="float" office:value="0.000491535591543662" calcext:value-type="float">
            <text:p>0.000491535591544</text:p>
          </table:table-cell>
          <table:table-cell office:value-type="float" office:value="3.89079725389815" calcext:value-type="float">
            <text:p>3.89079725389815</text:p>
          </table:table-cell>
          <table:table-cell office:value-type="float" office:value="0.000207275105008912" calcext:value-type="float">
            <text:p>0.000207275105009</text:p>
          </table:table-cell>
          <table:table-cell office:value-type="float" office:value="1.11810074271654" calcext:value-type="float">
            <text:p>1.11810074271654</text:p>
          </table:table-cell>
          <table:table-cell office:value-type="float" office:value="0.269206527737105" calcext:value-type="float">
            <text:p>0.269206527737105</text:p>
          </table:table-cell>
          <table:table-cell office:value-type="float" office:value="4.2729577047234" calcext:value-type="float">
            <text:p>4.2729577047234</text:p>
          </table:table-cell>
          <table:table-cell table:style-name="ce4" office:value-type="float" office:value="0.0000933412429296655" calcext:value-type="float">
            <text:p>9.33E-05</text:p>
          </table:table-cell>
          <table:table-cell office:value-type="float" office:value="3.11693323153188" calcext:value-type="float">
            <text:p>3.11693323153188</text:p>
          </table:table-cell>
          <table:table-cell office:value-type="float" office:value="0.00392325468597819" calcext:value-type="float">
            <text:p>0.003923254685978</text:p>
          </table:table-cell>
          <table:table-cell office:value-type="float" office:value="-0.386934337988671" calcext:value-type="float">
            <text:p>-0.386934337988671</text:p>
          </table:table-cell>
          <table:table-cell table:style-name="Default" office:value-type="float" office:value="0.701448394841481" calcext:value-type="float">
            <text:p>0.701448394841481</text:p>
          </table:table-cell>
        </table:table-row>
      </table:table>
      <table:table table:name="Global Convergence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4" table:default-cell-style-name="ce1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l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Gam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Conversation</text:p>
          </table:table-cell>
          <table:covered-table-cell table:number-columns-repeated="2" table:style-name="ce1"/>
          <table:covered-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/>
        </table:table-row>
        <table:table-row table:style-name="ro1">
          <table:table-cell office:value-type="string" calcext:value-type="string">
            <text:p>Annotator</text:p>
          </table:table-cell>
          <table:table-cell office:value-type="string" calcext:value-type="string">
            <text:p>dof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9" calcext:value-type="float">
            <text:p>39</text:p>
          </table:table-cell>
          <table:table-cell office:value-type="float" office:value="-0.452146280525746" calcext:value-type="float">
            <text:p>-0.452146280525746</text:p>
          </table:table-cell>
          <table:table-cell office:value-type="float" office:value="0.653668517078868" calcext:value-type="float">
            <text:p>0.653668517078868</text:p>
          </table:table-cell>
          <table:table-cell office:value-type="float" office:value="-0.500047394108762" calcext:value-type="float">
            <text:p>-0.500047394108762</text:p>
          </table:table-cell>
          <table:table-cell office:value-type="float" office:value="0.619851626245454" calcext:value-type="float">
            <text:p>0.619851626245454</text:p>
          </table:table-cell>
          <table:table-cell office:value-type="float" office:value="-0.657035050479181" calcext:value-type="float">
            <text:p>-0.657035050479181</text:p>
          </table:table-cell>
          <table:table-cell office:value-type="float" office:value="0.517679647952678" calcext:value-type="float">
            <text:p>0.517679647952678</text:p>
          </table:table-cell>
          <table:table-cell office:value-type="float" office:value="0.80988421998152" calcext:value-type="float">
            <text:p>0.80988421998152</text:p>
          </table:table-cell>
          <table:table-cell office:value-type="float" office:value="0.426306928958701" calcext:value-type="float">
            <text:p>0.426306928958701</text:p>
          </table:table-cell>
          <table:table-cell office:value-type="float" office:value="-0.159318277744445" calcext:value-type="float">
            <text:p>-0.159318277744445</text:p>
          </table:table-cell>
          <table:table-cell office:value-type="float" office:value="0.875543505494102" calcext:value-type="float">
            <text:p>0.875543505494102</text:p>
          </table:table-cell>
          <table:table-cell office:value-type="float" office:value="-1.45605746343253" calcext:value-type="float">
            <text:p>-1.45605746343253</text:p>
          </table:table-cell>
          <table:table-cell table:style-name="Default" office:value-type="float" office:value="0.165987971087266" calcext:value-type="float">
            <text:p>0.165987971087266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39" calcext:value-type="float">
            <text:p>39</text:p>
          </table:table-cell>
          <table:table-cell office:value-type="float" office:value="-0.908260546828831" calcext:value-type="float">
            <text:p>-0.908260546828831</text:p>
          </table:table-cell>
          <table:table-cell office:value-type="float" office:value="0.369319142619188" calcext:value-type="float">
            <text:p>0.369319142619188</text:p>
          </table:table-cell>
          <table:table-cell office:value-type="float" office:value="-1.11614948816487" calcext:value-type="float">
            <text:p>-1.11614948816487</text:p>
          </table:table-cell>
          <table:table-cell office:value-type="float" office:value="0.271188083767371" calcext:value-type="float">
            <text:p>0.271188083767371</text:p>
          </table:table-cell>
          <table:table-cell office:value-type="float" office:value="-1.92516723488786" calcext:value-type="float">
            <text:p>-1.92516723488786</text:p>
          </table:table-cell>
          <table:table-cell table:style-name="ce3" office:value-type="float" office:value="0.0666623171982846" calcext:value-type="float">
            <text:p>0.066662317198285</text:p>
          </table:table-cell>
          <table:table-cell office:value-type="float" office:value="0.222375073746886" calcext:value-type="float">
            <text:p>0.222375073746886</text:p>
          </table:table-cell>
          <table:table-cell office:value-type="float" office:value="0.825984759765351" calcext:value-type="float">
            <text:p>0.825984759765351</text:p>
          </table:table-cell>
          <table:table-cell office:value-type="float" office:value="0.0454915773167048" calcext:value-type="float">
            <text:p>0.045491577316705</text:p>
          </table:table-cell>
          <table:table-cell office:value-type="float" office:value="0.964315600037065" calcext:value-type="float">
            <text:p>0.964315600037065</text:p>
          </table:table-cell>
          <table:table-cell office:value-type="float" office:value="-1.99295691462473" calcext:value-type="float">
            <text:p>-1.99295691462473</text:p>
          </table:table-cell>
          <table:table-cell table:style-name="ce3" office:value-type="float" office:value="0.0647839802533599" calcext:value-type="float">
            <text:p>0.06478398025336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39" calcext:value-type="float">
            <text:p>39</text:p>
          </table:table-cell>
          <table:table-cell office:value-type="float" office:value="-0.439000792688015" calcext:value-type="float">
            <text:p>-0.439000792688015</text:p>
          </table:table-cell>
          <table:table-cell office:value-type="float" office:value="0.663083637302089" calcext:value-type="float">
            <text:p>0.663083637302089</text:p>
          </table:table-cell>
          <table:table-cell office:value-type="float" office:value="0.826797039793911" calcext:value-type="float">
            <text:p>0.826797039793911</text:p>
          </table:table-cell>
          <table:table-cell office:value-type="float" office:value="0.413382214667138" calcext:value-type="float">
            <text:p>0.413382214667138</text:p>
          </table:table-cell>
          <table:table-cell office:value-type="float" office:value="1.40465959552822" calcext:value-type="float">
            <text:p>1.40465959552822</text:p>
          </table:table-cell>
          <table:table-cell office:value-type="float" office:value="0.173484374866429" calcext:value-type="float">
            <text:p>0.173484374866429</text:p>
          </table:table-cell>
          <table:table-cell office:value-type="float" office:value="0.701093282795682" calcext:value-type="float">
            <text:p>0.701093282795682</text:p>
          </table:table-cell>
          <table:table-cell office:value-type="float" office:value="0.490277930456015" calcext:value-type="float">
            <text:p>0.490277930456015</text:p>
          </table:table-cell>
          <table:table-cell office:value-type="float" office:value="-1.78141388484422" calcext:value-type="float">
            <text:p>-1.78141388484422</text:p>
          </table:table-cell>
          <table:table-cell table:style-name="ce3" office:value-type="float" office:value="0.0950981184148626" calcext:value-type="float">
            <text:p>0.095098118414863</text:p>
          </table:table-cell>
          <table:table-cell office:value-type="float" office:value="0.45370042938084" calcext:value-type="float">
            <text:p>0.45370042938084</text:p>
          </table:table-cell>
          <table:table-cell table:style-name="Default" office:value-type="float" office:value="0.656539429583142" calcext:value-type="float">
            <text:p>0.656539429583142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39" calcext:value-type="float">
            <text:p>39</text:p>
          </table:table-cell>
          <table:table-cell office:value-type="float" office:value="-1.68171456077092" calcext:value-type="float">
            <text:p>-1.68171456077092</text:p>
          </table:table-cell>
          <table:table-cell office:value-type="float" office:value="0.100616215849856" calcext:value-type="float">
            <text:p>0.100616215849856</text:p>
          </table:table-cell>
          <table:table-cell office:value-type="float" office:value="-1.22820810498454" calcext:value-type="float">
            <text:p>-1.22820810498454</text:p>
          </table:table-cell>
          <table:table-cell office:value-type="float" office:value="0.226729657247976" calcext:value-type="float">
            <text:p>0.226729657247976</text:p>
          </table:table-cell>
          <table:table-cell office:value-type="float" office:value="-0.988914189291034" calcext:value-type="float">
            <text:p>-0.988914189291034</text:p>
          </table:table-cell>
          <table:table-cell office:value-type="float" office:value="0.332995258050763" calcext:value-type="float">
            <text:p>0.332995258050763</text:p>
          </table:table-cell>
          <table:table-cell office:value-type="float" office:value="1.04621850773049" calcext:value-type="float">
            <text:p>1.04621850773049</text:p>
          </table:table-cell>
          <table:table-cell office:value-type="float" office:value="0.306331322197936" calcext:value-type="float">
            <text:p>0.306331322197936</text:p>
          </table:table-cell>
          <table:table-cell office:value-type="float" office:value="-1.34665151257205" calcext:value-type="float">
            <text:p>-1.34665151257205</text:p>
          </table:table-cell>
          <table:table-cell office:value-type="float" office:value="0.198088733888209" calcext:value-type="float">
            <text:p>0.198088733888209</text:p>
          </table:table-cell>
          <table:table-cell office:value-type="float" office:value="-2.47824209238431" calcext:value-type="float">
            <text:p>-2.47824209238431</text:p>
          </table:table-cell>
          <table:table-cell table:style-name="ce3" office:value-type="float" office:value="0.0255800299265843" calcext:value-type="float">
            <text:p>0.025580029926584</text:p>
          </table:table-cell>
        </table:table-row>
      </table:table>
      <table:table table:name="Local Summary" table:style-name="ta1">
        <table:table-column table:style-name="co6" table:default-cell-style-name="Default"/>
        <table:table-column table:style-name="co4" table:number-columns-repeated="3" table:default-cell-style-name="Default"/>
        <table:table-column table:style-name="co4" table:default-cell-style-name="ce4"/>
        <table:table-column table:style-name="co4" table:default-cell-style-name="Default"/>
        <table:table-column table:style-name="co5" table:default-cell-style-name="ce4"/>
        <table:table-column table:style-name="co5" table:number-columns-repeated="4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nnotator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ximity*</text:p>
          </table:table-cell>
          <table:table-cell office:value-type="string" calcext:value-type="string">
            <text:p>All</text:p>
          </table:table-cell>
          <table:table-cell office:value-type="float" office:value="1096" calcext:value-type="float">
            <text:p>1096</text:p>
          </table:table-cell>
          <table:table-cell office:value-type="float" office:value="5.42099922653184" calcext:value-type="float">
            <text:p>5.42099922653184</text:p>
          </table:table-cell>
          <table:table-cell office:value-type="float" office:value="0.00000007286729538216" calcext:value-type="float">
            <text:p>7.29E-08</text:p>
          </table:table-cell>
          <table:table-cell office:value-type="float" office:value="8.74719590801681" calcext:value-type="float">
            <text:p>8.74719590801681</text:p>
          </table:table-cell>
          <table:table-cell office:value-type="float" office:value="8.10489616497559E-018" calcext:value-type="float">
            <text:p>8.10E-1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nnotator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gence*</text:p>
          </table:table-cell>
          <table:table-cell office:value-type="string" calcext:value-type="string">
            <text:p>All</text:p>
          </table:table-cell>
          <table:table-cell table:style-name="ce6" office:value-type="float" office:value="1117" calcext:value-type="float">
            <text:p>1117</text:p>
          </table:table-cell>
          <table:table-cell office:value-type="float" office:value="0.0165756345527884" calcext:value-type="float">
            <text:p>0.016575634552789</text:p>
          </table:table-cell>
          <table:table-cell table:style-name="Default" office:value-type="float" office:value="0.579818832597432" calcext:value-type="float">
            <text:p>0.579818832597432</text:p>
          </table:table-cell>
          <table:table-cell office:value-type="float" office:value="-0.00803413347616185" calcext:value-type="float">
            <text:p>-0.008034133476162</text:p>
          </table:table-cell>
          <table:table-cell table:style-name="Default" office:value-type="float" office:value="0.788439785361183" calcext:value-type="float">
            <text:p>0.788439785361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hrony</text:p>
          </table:table-cell>
          <table:table-cell office:value-type="string" calcext:value-type="string">
            <text:p>All</text:p>
          </table:table-cell>
          <table:table-cell office:value-type="float" office:value="1117" calcext:value-type="float">
            <text:p>1117</text:p>
          </table:table-cell>
          <table:table-cell office:value-type="float" office:value="0.274735995136293" calcext:value-type="float">
            <text:p>0.274735995136293</text:p>
          </table:table-cell>
          <table:table-cell office:value-type="float" office:value="8.23752596880525E-021" calcext:value-type="float">
            <text:p>8.24E-21</text:p>
          </table:table-cell>
          <table:table-cell office:value-type="float" office:value="0.192193458612095" calcext:value-type="float">
            <text:p>0.192193458612095</text:p>
          </table:table-cell>
          <table:table-cell office:value-type="float" office:value="0.00000000009197357575" calcext:value-type="float">
            <text:p>9.20E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hrony</text:p>
          </table:table-cell>
          <table:table-cell office:value-type="string" calcext:value-type="string">
            <text:p>CD</text:p>
          </table:table-cell>
          <table:table-cell office:value-type="float" office:value="1116" calcext:value-type="float">
            <text:p>1116</text:p>
          </table:table-cell>
          <table:table-cell office:value-type="float" office:value="0.299553192041742" calcext:value-type="float">
            <text:p>0.299553192041742</text:p>
          </table:table-cell>
          <table:table-cell office:value-type="float" office:value="1.36368280037033E-024" calcext:value-type="float">
            <text:p>1.36E-24</text:p>
          </table:table-cell>
          <table:table-cell office:value-type="float" office:value="0.207037024814347" calcext:value-type="float">
            <text:p>0.207037024814347</text:p>
          </table:table-cell>
          <table:table-cell office:value-type="float" office:value="0.00000000000279639319" calcext:value-type="float">
            <text:p>2.80E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hrony</text:p>
          </table:table-cell>
          <table:table-cell office:value-type="string" calcext:value-type="string">
            <text:p>TL</text:p>
          </table:table-cell>
          <table:table-cell office:value-type="float" office:value="1117" calcext:value-type="float">
            <text:p>1117</text:p>
          </table:table-cell>
          <table:table-cell office:value-type="float" office:value="0.243951297862349" calcext:value-type="float">
            <text:p>0.243951297862349</text:p>
          </table:table-cell>
          <table:table-cell office:value-type="float" office:value="1.30565670740806E-016" calcext:value-type="float">
            <text:p>1.31E-16</text:p>
          </table:table-cell>
          <table:table-cell office:value-type="float" office:value="0.134290630436331" calcext:value-type="float">
            <text:p>0.134290630436331</text:p>
          </table:table-cell>
          <table:table-cell office:value-type="float" office:value="0.00000661826722798093" calcext:value-type="float">
            <text:p>6.62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hrony</text:p>
          </table:table-cell>
          <table:table-cell office:value-type="string" calcext:value-type="string">
            <text:p>VP</text:p>
          </table:table-cell>
          <table:table-cell office:value-type="float" office:value="1110" calcext:value-type="float">
            <text:p>1110</text:p>
          </table:table-cell>
          <table:table-cell office:value-type="float" office:value="0.24638130272392" calcext:value-type="float">
            <text:p>0.24638130272392</text:p>
          </table:table-cell>
          <table:table-cell office:value-type="float" office:value="7.9607373569286E-017" calcext:value-type="float">
            <text:p>7.96E-17</text:p>
          </table:table-cell>
          <table:table-cell office:value-type="float" office:value="0.223563709361756" calcext:value-type="float">
            <text:p>0.223563709361756</text:p>
          </table:table-cell>
          <table:table-cell office:value-type="float" office:value="0.00000000000004736543" calcext:value-type="float">
            <text:p>4.74E-14</text:p>
          </table:table-cell>
          <table:table-cell table:number-columns-repeated="5"/>
        </table:table-row>
      </table:table>
      <table:table table:name="Local Synchrony" table:style-name="ta1">
        <table:table-column table:style-name="co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Game Sessions</text:p>
          </table:table-cell>
          <table:covered-table-cell table:number-columns-repeated="3" table:style-name="ce1"/>
          <table:table-cell table:number-columns-repeated="3"/>
          <table:table-cell table:style-name="ce1" office:value-type="string" calcext:value-type="string" table:number-columns-spanned="4" table:number-rows-spanned="1">
            <text:p>Conversation Sessions</text:p>
          </table:table-cell>
          <table:covered-table-cell table:number-columns-repeated="3"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number-columns-repeated="3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office:value-type="string" calcext:value-type="string">
            <text:p>All Annotator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20235447861397" calcext:value-type="float">
            <text:p>0.20235447861397</text:p>
          </table:table-cell>
          <table:table-cell office:value-type="float" office:value="0.311427175597223" calcext:value-type="float">
            <text:p>0.311427175597223</text:p>
          </table:table-cell>
          <table:table-cell office:value-type="float" office:value="0.312491484070552" calcext:value-type="float">
            <text:p>0.312491484070552</text:p>
          </table:table-cell>
          <table:table-cell office:value-type="float" office:value="0.112522406459794" calcext:value-type="float">
            <text:p>0.11252240645979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519164246084047" calcext:value-type="float">
            <text:p>0.519164246084047</text:p>
          </table:table-cell>
          <table:table-cell table:style-name="ce3" office:value-type="float" office:value="0.0078280354460424" calcext:value-type="float">
            <text:p>0.007828035446042</text:p>
          </table:table-cell>
          <table:table-cell office:value-type="float" office:value="-0.215194413968755" calcext:value-type="float">
            <text:p>-0.215194413968755</text:p>
          </table:table-cell>
          <table:table-cell office:value-type="float" office:value="0.301579164472135" calcext:value-type="float">
            <text:p>0.30157916447213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0.259455489638558" calcext:value-type="float">
            <text:p>-0.259455489638558</text:p>
          </table:table-cell>
          <table:table-cell office:value-type="float" office:value="0.174095730044768" calcext:value-type="float">
            <text:p>0.174095730044768</text:p>
          </table:table-cell>
          <table:table-cell office:value-type="float" office:value="0.11799434807746" calcext:value-type="float">
            <text:p>0.11799434807746</text:p>
          </table:table-cell>
          <table:table-cell office:value-type="float" office:value="0.542123963947877" calcext:value-type="float">
            <text:p>0.5421239639478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-0.226882511036003" calcext:value-type="float">
            <text:p>-0.226882511036003</text:p>
          </table:table-cell>
          <table:table-cell office:value-type="float" office:value="0.245628921212047" calcext:value-type="float">
            <text:p>0.245628921212047</text:p>
          </table:table-cell>
          <table:table-cell office:value-type="float" office:value="-0.284693633196763" calcext:value-type="float">
            <text:p>-0.284693633196763</text:p>
          </table:table-cell>
          <table:table-cell office:value-type="float" office:value="0.142007006401748" calcext:value-type="float">
            <text:p>0.1420070064017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15857126402695" calcext:value-type="float">
            <text:p>0.215857126402695</text:p>
          </table:table-cell>
          <table:table-cell office:value-type="float" office:value="0.360703292959512" calcext:value-type="float">
            <text:p>0.360703292959512</text:p>
          </table:table-cell>
          <table:table-cell office:value-type="float" office:value="0.468568231837788" calcext:value-type="float">
            <text:p>0.468568231837788</text:p>
          </table:table-cell>
          <table:table-cell table:style-name="ce3" office:value-type="float" office:value="0.0371736099612393" calcext:value-type="float">
            <text:p>0.0371736099612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234284727415457" calcext:value-type="float">
            <text:p>0.234284727415457</text:p>
          </table:table-cell>
          <table:table-cell office:value-type="float" office:value="0.420128498040432" calcext:value-type="float">
            <text:p>0.420128498040432</text:p>
          </table:table-cell>
          <table:table-cell office:value-type="float" office:value="-0.324288185389311" calcext:value-type="float">
            <text:p>-0.324288185389311</text:p>
          </table:table-cell>
          <table:table-cell office:value-type="float" office:value="0.25798821894931" calcext:value-type="float">
            <text:p>0.257988218949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166925606797815" calcext:value-type="float">
            <text:p>0.166925606797815</text:p>
          </table:table-cell>
          <table:table-cell office:value-type="float" office:value="0.337847279853393" calcext:value-type="float">
            <text:p>0.337847279853393</text:p>
          </table:table-cell>
          <table:table-cell office:value-type="float" office:value="0.262286171344864" calcext:value-type="float">
            <text:p>0.262286171344864</text:p>
          </table:table-cell>
          <table:table-cell office:value-type="float" office:value="0.1279734901012" calcext:value-type="float">
            <text:p>0.12797349010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692140334576595" calcext:value-type="float">
            <text:p>0.692140334576595</text:p>
          </table:table-cell>
          <table:table-cell table:style-name="ce4" office:value-type="float" office:value="0.0000895182821763085" calcext:value-type="float">
            <text:p>8.95E-05</text:p>
          </table:table-cell>
          <table:table-cell office:value-type="float" office:value="0.260691102198852" calcext:value-type="float">
            <text:p>0.260691102198852</text:p>
          </table:table-cell>
          <table:table-cell office:value-type="float" office:value="0.198348139266227" calcext:value-type="float">
            <text:p>0.1983481392662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241506505505592" calcext:value-type="float">
            <text:p>0.241506505505592</text:p>
          </table:table-cell>
          <table:table-cell office:value-type="float" office:value="0.244818450162908" calcext:value-type="float">
            <text:p>0.244818450162908</text:p>
          </table:table-cell>
          <table:table-cell office:value-type="float" office:value="-0.132371579471427" calcext:value-type="float">
            <text:p>-0.132371579471427</text:p>
          </table:table-cell>
          <table:table-cell office:value-type="float" office:value="0.528198404852241" calcext:value-type="float">
            <text:p>0.5281984048522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536423030125715" calcext:value-type="float">
            <text:p>0.536423030125715</text:p>
          </table:table-cell>
          <table:table-cell table:style-name="ce3" office:value-type="float" office:value="0.0121791641575821" calcext:value-type="float">
            <text:p>0.012179164157582</text:p>
          </table:table-cell>
          <table:table-cell office:value-type="float" office:value="0.350602186671432" calcext:value-type="float">
            <text:p>0.350602186671432</text:p>
          </table:table-cell>
          <table:table-cell office:value-type="float" office:value="0.119181378243549" calcext:value-type="float">
            <text:p>0.11918137824354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401563562449891" calcext:value-type="float">
            <text:p>0.401563562449891</text:p>
          </table:table-cell>
          <table:table-cell table:style-name="ce3" office:value-type="float" office:value="0.0227237017009037" calcext:value-type="float">
            <text:p>0.022723701700904</text:p>
          </table:table-cell>
          <table:table-cell office:value-type="float" office:value="0.277036685678605" calcext:value-type="float">
            <text:p>0.277036685678605</text:p>
          </table:table-cell>
          <table:table-cell office:value-type="float" office:value="0.124776927990869" calcext:value-type="float">
            <text:p>0.12477692799086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.180723568325567" calcext:value-type="float">
            <text:p>0.180723568325567</text:p>
          </table:table-cell>
          <table:table-cell office:value-type="float" office:value="0.218983039281247" calcext:value-type="float">
            <text:p>0.218983039281247</text:p>
          </table:table-cell>
          <table:table-cell office:value-type="float" office:value="0.404727235621954" calcext:value-type="float">
            <text:p>0.404727235621954</text:p>
          </table:table-cell>
          <table:table-cell table:style-name="ce3" office:value-type="float" office:value="0.00432651915674608" calcext:value-type="float">
            <text:p>0.00432651915674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-0.155486054246896" calcext:value-type="float">
            <text:p>-0.155486054246896</text:p>
          </table:table-cell>
          <table:table-cell office:value-type="float" office:value="0.365191872683226" calcext:value-type="float">
            <text:p>0.365191872683226</text:p>
          </table:table-cell>
          <table:table-cell office:value-type="float" office:value="-0.0718022622933801" calcext:value-type="float">
            <text:p>-0.07180226229338</text:p>
          </table:table-cell>
          <table:table-cell office:value-type="float" office:value="0.677302231871171" calcext:value-type="float">
            <text:p>0.6773022318711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136849427956333" calcext:value-type="float">
            <text:p>0.136849427956333</text:p>
          </table:table-cell>
          <table:table-cell office:value-type="float" office:value="0.543664434379325" calcext:value-type="float">
            <text:p>0.543664434379325</text:p>
          </table:table-cell>
          <table:table-cell office:value-type="float" office:value="-0.0316882034957791" calcext:value-type="float">
            <text:p>-0.031688203495779</text:p>
          </table:table-cell>
          <table:table-cell office:value-type="float" office:value="0.888668219633341" calcext:value-type="float">
            <text:p>0.88866821963334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.642765831945475" calcext:value-type="float">
            <text:p>0.642765831945475</text:p>
          </table:table-cell>
          <table:table-cell table:style-name="ce3" office:value-type="float" office:value="0.00724202801682619" calcext:value-type="float">
            <text:p>0.007242028016826</text:p>
          </table:table-cell>
          <table:table-cell office:value-type="float" office:value="0.143627851706184" calcext:value-type="float">
            <text:p>0.143627851706184</text:p>
          </table:table-cell>
          <table:table-cell office:value-type="float" office:value="0.595645257796702" calcext:value-type="float">
            <text:p>0.595645257796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610836591936541" calcext:value-type="float">
            <text:p>0.610836591936541</text:p>
          </table:table-cell>
          <table:table-cell table:style-name="ce3" office:value-type="float" office:value="0.020315226579209" calcext:value-type="float">
            <text:p>0.020315226579209</text:p>
          </table:table-cell>
          <table:table-cell office:value-type="float" office:value="-0.0556138255030732" calcext:value-type="float">
            <text:p>-0.055613825503073</text:p>
          </table:table-cell>
          <table:table-cell office:value-type="float" office:value="0.850224813608085" calcext:value-type="float">
            <text:p>0.85022481360808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0.00572950679727687" calcext:value-type="float">
            <text:p>0.005729506797277</text:p>
          </table:table-cell>
          <table:table-cell office:value-type="float" office:value="0.972385261259097" calcext:value-type="float">
            <text:p>0.972385261259097</text:p>
          </table:table-cell>
          <table:table-cell office:value-type="float" office:value="0.00967151294914208" calcext:value-type="float">
            <text:p>0.009671512949142</text:p>
          </table:table-cell>
          <table:table-cell office:value-type="float" office:value="0.953402313753376" calcext:value-type="float">
            <text:p>0.9534023137533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49342324789691" calcext:value-type="float">
            <text:p>0.49342324789691</text:p>
          </table:table-cell>
          <table:table-cell office:value-type="float" office:value="0.12298722721559" calcext:value-type="float">
            <text:p>0.12298722721559</text:p>
          </table:table-cell>
          <table:table-cell office:value-type="float" office:value="0.216605470588233" calcext:value-type="float">
            <text:p>0.216605470588233</text:p>
          </table:table-cell>
          <table:table-cell office:value-type="float" office:value="0.522346267362724" calcext:value-type="float">
            <text:p>0.52234626736272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.0197259183879914" calcext:value-type="float">
            <text:p>0.019725918387991</text:p>
          </table:table-cell>
          <table:table-cell office:value-type="float" office:value="0.920637841348303" calcext:value-type="float">
            <text:p>0.920637841348303</text:p>
          </table:table-cell>
          <table:table-cell office:value-type="float" office:value="0.111915482233711" calcext:value-type="float">
            <text:p>0.111915482233711</text:p>
          </table:table-cell>
          <table:table-cell office:value-type="float" office:value="0.570722682289501" calcext:value-type="float">
            <text:p>0.5707226822895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0.396131985812122" calcext:value-type="float">
            <text:p>-0.396131985812122</text:p>
          </table:table-cell>
          <table:table-cell office:value-type="float" office:value="0.202391460374082" calcext:value-type="float">
            <text:p>0.202391460374082</text:p>
          </table:table-cell>
          <table:table-cell office:value-type="float" office:value="0.130319325641302" calcext:value-type="float">
            <text:p>0.130319325641302</text:p>
          </table:table-cell>
          <table:table-cell office:value-type="float" office:value="0.686444338175702" calcext:value-type="float">
            <text:p>0.68644433817570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-0.262545691594559" calcext:value-type="float">
            <text:p>-0.262545691594559</text:p>
          </table:table-cell>
          <table:table-cell office:value-type="float" office:value="0.263439781451628" calcext:value-type="float">
            <text:p>0.263439781451628</text:p>
          </table:table-cell>
          <table:table-cell office:value-type="float" office:value="0.0736187975567486" calcext:value-type="float">
            <text:p>0.073618797556749</text:p>
          </table:table-cell>
          <table:table-cell office:value-type="float" office:value="0.757737780254681" calcext:value-type="float">
            <text:p>0.75773778025468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0127695581019204" calcext:value-type="float">
            <text:p>0.01276955810192</text:p>
          </table:table-cell>
          <table:table-cell office:value-type="float" office:value="0.943771976344265" calcext:value-type="float">
            <text:p>0.943771976344265</text:p>
          </table:table-cell>
          <table:table-cell office:value-type="float" office:value="0.188659487637438" calcext:value-type="float">
            <text:p>0.188659487637438</text:p>
          </table:table-cell>
          <table:table-cell office:value-type="float" office:value="0.293048841084747" calcext:value-type="float">
            <text:p>0.293048841084747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.346251787618211" calcext:value-type="float">
            <text:p>0.346251787618211</text:p>
          </table:table-cell>
          <table:table-cell table:style-name="ce3" office:value-type="float" office:value="0.0974274825422371" calcext:value-type="float">
            <text:p>0.097427482542237</text:p>
          </table:table-cell>
          <table:table-cell office:value-type="float" office:value="-0.367970666168808" calcext:value-type="float">
            <text:p>-0.367970666168808</text:p>
          </table:table-cell>
          <table:table-cell table:style-name="ce3" office:value-type="float" office:value="0.0768739222573743" calcext:value-type="float">
            <text:p>0.0768739222573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-0.114144126250907" calcext:value-type="float">
            <text:p>-0.114144126250907</text:p>
          </table:table-cell>
          <table:table-cell office:value-type="float" office:value="0.753537556533544" calcext:value-type="float">
            <text:p>0.753537556533544</text:p>
          </table:table-cell>
          <table:table-cell office:value-type="float" office:value="-0.592050063299747" calcext:value-type="float">
            <text:p>-0.592050063299747</text:p>
          </table:table-cell>
          <table:table-cell table:style-name="ce3" office:value-type="float" office:value="0.0713492994875511" calcext:value-type="float">
            <text:p>0.07134929948755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.32964788375548" calcext:value-type="float">
            <text:p>0.32964788375548</text:p>
          </table:table-cell>
          <table:table-cell office:value-type="float" office:value="0.100061996877259" calcext:value-type="float">
            <text:p>0.100061996877259</text:p>
          </table:table-cell>
          <table:table-cell office:value-type="float" office:value="-0.0508943490304733" calcext:value-type="float">
            <text:p>-0.050894349030473</text:p>
          </table:table-cell>
          <table:table-cell office:value-type="float" office:value="0.804979441937521" calcext:value-type="float">
            <text:p>0.8049794419375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-0.134080641401396" calcext:value-type="float">
            <text:p>-0.134080641401396</text:p>
          </table:table-cell>
          <table:table-cell office:value-type="float" office:value="0.496363602008214" calcext:value-type="float">
            <text:p>0.496363602008214</text:p>
          </table:table-cell>
          <table:table-cell office:value-type="float" office:value="0.292286328126076" calcext:value-type="float">
            <text:p>0.292286328126076</text:p>
          </table:table-cell>
          <table:table-cell office:value-type="float" office:value="0.13122201442798" calcext:value-type="float">
            <text:p>0.1312220144279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.3224026760209" calcext:value-type="float">
            <text:p>0.3224026760209</text:p>
          </table:table-cell>
          <table:table-cell office:value-type="float" office:value="0.108204457798506" calcext:value-type="float">
            <text:p>0.108204457798506</text:p>
          </table:table-cell>
          <table:table-cell office:value-type="float" office:value="-0.314724220239654" calcext:value-type="float">
            <text:p>-0.314724220239654</text:p>
          </table:table-cell>
          <table:table-cell office:value-type="float" office:value="0.117358668234692" calcext:value-type="float">
            <text:p>0.11735866823469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.315117492573545" calcext:value-type="float">
            <text:p>0.315117492573545</text:p>
          </table:table-cell>
          <table:table-cell office:value-type="float" office:value="0.153162033863331" calcext:value-type="float">
            <text:p>0.153162033863331</text:p>
          </table:table-cell>
          <table:table-cell office:value-type="float" office:value="0.0266272055022977" calcext:value-type="float">
            <text:p>0.026627205502298</text:p>
          </table:table-cell>
          <table:table-cell office:value-type="float" office:value="0.906366542963336" calcext:value-type="float">
            <text:p>0.90636654296333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-0.0620115011290346" calcext:value-type="float">
            <text:p>-0.062011501129035</text:p>
          </table:table-cell>
          <table:table-cell office:value-type="float" office:value="0.783972972501803" calcext:value-type="float">
            <text:p>0.783972972501803</text:p>
          </table:table-cell>
          <table:table-cell office:value-type="float" office:value="-0.169496791064895" calcext:value-type="float">
            <text:p>-0.169496791064895</text:p>
          </table:table-cell>
          <table:table-cell office:value-type="float" office:value="0.450797684593223" calcext:value-type="float">
            <text:p>0.4507976845932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.179712384521134" calcext:value-type="float">
            <text:p>0.179712384521134</text:p>
          </table:table-cell>
          <table:table-cell office:value-type="float" office:value="0.490077541076305" calcext:value-type="float">
            <text:p>0.490077541076305</text:p>
          </table:table-cell>
          <table:table-cell office:value-type="float" office:value="-0.327796749379304" calcext:value-type="float">
            <text:p>-0.327796749379304</text:p>
          </table:table-cell>
          <table:table-cell office:value-type="float" office:value="0.198988787704491" calcext:value-type="float">
            <text:p>0.19898878770449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.498047211647873" calcext:value-type="float">
            <text:p>0.498047211647873</text:p>
          </table:table-cell>
          <table:table-cell table:style-name="ce3" office:value-type="float" office:value="0.000315574178264506" calcext:value-type="float">
            <text:p>0.000315574178265</text:p>
          </table:table-cell>
          <table:table-cell office:value-type="float" office:value="0.207651848101259" calcext:value-type="float">
            <text:p>0.207651848101259</text:p>
          </table:table-cell>
          <table:table-cell office:value-type="float" office:value="0.156710512700618" calcext:value-type="float">
            <text:p>0.15671051270061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0.00966507527343915" calcext:value-type="float">
            <text:p>0.009665075273439</text:p>
          </table:table-cell>
          <table:table-cell office:value-type="float" office:value="0.935778015333406" calcext:value-type="float">
            <text:p>0.935778015333406</text:p>
          </table:table-cell>
          <table:table-cell office:value-type="float" office:value="0.242353882447773" calcext:value-type="float">
            <text:p>0.242353882447773</text:p>
          </table:table-cell>
          <table:table-cell table:style-name="ce3" office:value-type="float" office:value="0.040253546743554" calcext:value-type="float">
            <text:p>0.040253546743554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0.238971140818618" calcext:value-type="float">
            <text:p>0.238971140818618</text:p>
          </table:table-cell>
          <table:table-cell table:style-name="ce3" office:value-type="float" office:value="0.076102823148954" calcext:value-type="float">
            <text:p>0.076102823148954</text:p>
          </table:table-cell>
          <table:table-cell office:value-type="float" office:value="0.371726165570477" calcext:value-type="float">
            <text:p>0.371726165570477</text:p>
          </table:table-cell>
          <table:table-cell table:style-name="ce3" office:value-type="float" office:value="0.00478961118269935" calcext:value-type="float">
            <text:p>0.0047896111826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-0.157654862611096" calcext:value-type="float">
            <text:p>-0.157654862611096</text:p>
          </table:table-cell>
          <table:table-cell office:value-type="float" office:value="0.396979096681979" calcext:value-type="float">
            <text:p>0.396979096681979</text:p>
          </table:table-cell>
          <table:table-cell office:value-type="float" office:value="0.1464844408328" calcext:value-type="float">
            <text:p>0.1464844408328</text:p>
          </table:table-cell>
          <table:table-cell office:value-type="float" office:value="0.431673973014726" calcext:value-type="float">
            <text:p>0.43167397301472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414610488980758" calcext:value-type="float">
            <text:p>0.414610488980758</text:p>
          </table:table-cell>
          <table:table-cell table:style-name="ce3" office:value-type="float" office:value="0.00703464326857184" calcext:value-type="float">
            <text:p>0.007034643268572</text:p>
          </table:table-cell>
          <table:table-cell office:value-type="float" office:value="0.337566183290137" calcext:value-type="float">
            <text:p>0.337566183290137</text:p>
          </table:table-cell>
          <table:table-cell table:style-name="ce3" office:value-type="float" office:value="0.0308939576579384" calcext:value-type="float">
            <text:p>0.03089395765793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0911230274987954" calcext:value-type="float">
            <text:p>0.091123027498795</text:p>
          </table:table-cell>
          <table:table-cell office:value-type="float" office:value="0.830087756840347" calcext:value-type="float">
            <text:p>0.830087756840347</text:p>
          </table:table-cell>
          <table:table-cell office:value-type="float" office:value="0.2747425181139" calcext:value-type="float">
            <text:p>0.2747425181139</text:p>
          </table:table-cell>
          <table:table-cell office:value-type="float" office:value="0.510193889916007" calcext:value-type="float">
            <text:p>0.51019388991600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.0587011960162365" calcext:value-type="float">
            <text:p>0.058701196016237</text:p>
          </table:table-cell>
          <table:table-cell office:value-type="float" office:value="0.722613525921562" calcext:value-type="float">
            <text:p>0.722613525921562</text:p>
          </table:table-cell>
          <table:table-cell office:value-type="float" office:value="-0.144111313834476" calcext:value-type="float">
            <text:p>-0.144111313834476</text:p>
          </table:table-cell>
          <table:table-cell office:value-type="float" office:value="0.381424103133778" calcext:value-type="float">
            <text:p>0.38142410313377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379689563351493" calcext:value-type="float">
            <text:p>0.379689563351493</text:p>
          </table:table-cell>
          <table:table-cell office:value-type="float" office:value="0.35354490287223" calcext:value-type="float">
            <text:p>0.35354490287223</text:p>
          </table:table-cell>
          <table:table-cell office:value-type="float" office:value="0.50280913665886" calcext:value-type="float">
            <text:p>0.50280913665886</text:p>
          </table:table-cell>
          <table:table-cell office:value-type="float" office:value="0.204079592617617" calcext:value-type="float">
            <text:p>0.20407959261761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0.336546636103752" calcext:value-type="float">
            <text:p>0.336546636103752</text:p>
          </table:table-cell>
          <table:table-cell table:style-name="ce3" office:value-type="float" office:value="0.00612275490128605" calcext:value-type="float">
            <text:p>0.006122754901286</text:p>
          </table:table-cell>
          <table:table-cell office:value-type="float" office:value="0.322690085108615" calcext:value-type="float">
            <text:p>0.322690085108615</text:p>
          </table:table-cell>
          <table:table-cell table:style-name="ce3" office:value-type="float" office:value="0.00875005796757354" calcext:value-type="float">
            <text:p>0.00875005796757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0.0231613867474277" calcext:value-type="float">
            <text:p>0.023161386747428</text:p>
          </table:table-cell>
          <table:table-cell office:value-type="float" office:value="0.937357423962708" calcext:value-type="float">
            <text:p>0.937357423962708</text:p>
          </table:table-cell>
          <table:table-cell office:value-type="float" office:value="-0.0646802175544764" calcext:value-type="float">
            <text:p>-0.064680217554476</text:p>
          </table:table-cell>
          <table:table-cell office:value-type="float" office:value="0.82612335272649" calcext:value-type="float">
            <text:p>0.8261233527264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Game Sessions</text:p>
          </table:table-cell>
          <table:covered-table-cell table:number-columns-repeated="3" table:style-name="ce1"/>
          <table:table-cell table:number-columns-repeated="3"/>
          <table:table-cell table:style-name="ce1" office:value-type="string" calcext:value-type="string" table:number-columns-spanned="4" table:number-rows-spanned="1">
            <text:p>Conversation Sessions</text:p>
          </table:table-cell>
          <table:covered-table-cell table:number-columns-repeated="3"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number-columns-repeated="3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333395539581348" calcext:value-type="float">
            <text:p>0.333395539581348</text:p>
          </table:table-cell>
          <table:table-cell office:value-type="float" office:value="0.0892413134781908" calcext:value-type="float">
            <text:p>0.089241313478191</text:p>
          </table:table-cell>
          <table:table-cell office:value-type="float" office:value="0.0787825960889115" calcext:value-type="float">
            <text:p>0.078782596088912</text:p>
          </table:table-cell>
          <table:table-cell office:value-type="float" office:value="0.696090136861679" calcext:value-type="float">
            <text:p>0.6960901368616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29479478089895" calcext:value-type="float">
            <text:p>0.29479478089895</text:p>
          </table:table-cell>
          <table:table-cell office:value-type="float" office:value="0.161992450902506" calcext:value-type="float">
            <text:p>0.161992450902506</text:p>
          </table:table-cell>
          <table:table-cell office:value-type="float" office:value="-0.048387831395726" calcext:value-type="float">
            <text:p>-0.048387831395726</text:p>
          </table:table-cell>
          <table:table-cell office:value-type="float" office:value="0.82234689731534" calcext:value-type="float">
            <text:p>0.822346897315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0.238252661437867" calcext:value-type="float">
            <text:p>-0.238252661437867</text:p>
          </table:table-cell>
          <table:table-cell office:value-type="float" office:value="0.213275132632196" calcext:value-type="float">
            <text:p>0.213275132632196</text:p>
          </table:table-cell>
          <table:table-cell office:value-type="float" office:value="0.247845995510571" calcext:value-type="float">
            <text:p>0.247845995510571</text:p>
          </table:table-cell>
          <table:table-cell office:value-type="float" office:value="0.194865712939109" calcext:value-type="float">
            <text:p>0.19486571293910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-0.185718237511367" calcext:value-type="float">
            <text:p>-0.185718237511367</text:p>
          </table:table-cell>
          <table:table-cell office:value-type="float" office:value="0.344051423602029" calcext:value-type="float">
            <text:p>0.344051423602029</text:p>
          </table:table-cell>
          <table:table-cell office:value-type="float" office:value="0.050575610044635" calcext:value-type="float">
            <text:p>0.050575610044635</text:p>
          </table:table-cell>
          <table:table-cell office:value-type="float" office:value="0.798272899400847" calcext:value-type="float">
            <text:p>0.7982728994008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664228715977211" calcext:value-type="float">
            <text:p>0.664228715977211</text:p>
          </table:table-cell>
          <table:table-cell office:value-type="float" office:value="0.00140247957553055" calcext:value-type="float">
            <text:p>0.001402479575531</text:p>
          </table:table-cell>
          <table:table-cell office:value-type="float" office:value="0.407373740118164" calcext:value-type="float">
            <text:p>0.407373740118164</text:p>
          </table:table-cell>
          <table:table-cell office:value-type="float" office:value="0.0746215504136989" calcext:value-type="float">
            <text:p>0.0746215504136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0607798139352053" calcext:value-type="float">
            <text:p>0.060779813935205</text:p>
          </table:table-cell>
          <table:table-cell office:value-type="float" office:value="0.836475690272017" calcext:value-type="float">
            <text:p>0.836475690272017</text:p>
          </table:table-cell>
          <table:table-cell office:value-type="float" office:value="-0.0491864527890171" calcext:value-type="float">
            <text:p>-0.049186452789017</text:p>
          </table:table-cell>
          <table:table-cell office:value-type="float" office:value="0.867386060867759" calcext:value-type="float">
            <text:p>0.8673860608677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253167898118992" calcext:value-type="float">
            <text:p>0.253167898118992</text:p>
          </table:table-cell>
          <table:table-cell office:value-type="float" office:value="0.14226897022986" calcext:value-type="float">
            <text:p>0.14226897022986</text:p>
          </table:table-cell>
          <table:table-cell office:value-type="float" office:value="0.297943716850394" calcext:value-type="float">
            <text:p>0.297943716850394</text:p>
          </table:table-cell>
          <table:table-cell office:value-type="float" office:value="0.0821455658681924" calcext:value-type="float">
            <text:p>0.0821455658681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422057081911931" calcext:value-type="float">
            <text:p>0.422057081911931</text:p>
          </table:table-cell>
          <table:table-cell office:value-type="float" office:value="0.0317346885483814" calcext:value-type="float">
            <text:p>0.031734688548382</text:p>
          </table:table-cell>
          <table:table-cell office:value-type="float" office:value="-0.0951356722989576" calcext:value-type="float">
            <text:p>-0.095135672298958</text:p>
          </table:table-cell>
          <table:table-cell office:value-type="float" office:value="0.643871981188108" calcext:value-type="float">
            <text:p>0.6438719811881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123397530401279" calcext:value-type="float">
            <text:p>0.123397530401279</text:p>
          </table:table-cell>
          <table:table-cell office:value-type="float" office:value="0.556764943133768" calcext:value-type="float">
            <text:p>0.556764943133768</text:p>
          </table:table-cell>
          <table:table-cell office:value-type="float" office:value="-0.0762305392669008" calcext:value-type="float">
            <text:p>-0.076230539266901</text:p>
          </table:table-cell>
          <table:table-cell office:value-type="float" office:value="0.717227405373957" calcext:value-type="float">
            <text:p>0.7172274053739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402528199369683" calcext:value-type="float">
            <text:p>0.402528199369683</text:p>
          </table:table-cell>
          <table:table-cell office:value-type="float" office:value="0.0704386504057515" calcext:value-type="float">
            <text:p>0.070438650405752</text:p>
          </table:table-cell>
          <table:table-cell office:value-type="float" office:value="-0.180171383783761" calcext:value-type="float">
            <text:p>-0.180171383783761</text:p>
          </table:table-cell>
          <table:table-cell office:value-type="float" office:value="0.434496754689717" calcext:value-type="float">
            <text:p>0.4344967546897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238810515898817" calcext:value-type="float">
            <text:p>0.238810515898817</text:p>
          </table:table-cell>
          <table:table-cell office:value-type="float" office:value="0.188070194905922" calcext:value-type="float">
            <text:p>0.188070194905922</text:p>
          </table:table-cell>
          <table:table-cell office:value-type="float" office:value="0.00756886873267416" calcext:value-type="float">
            <text:p>0.007568868732674</text:p>
          </table:table-cell>
          <table:table-cell office:value-type="float" office:value="0.967205794359541" calcext:value-type="float">
            <text:p>0.96720579435954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.124577132056969" calcext:value-type="float">
            <text:p>0.124577132056969</text:p>
          </table:table-cell>
          <table:table-cell office:value-type="float" office:value="0.398871600553366" calcext:value-type="float">
            <text:p>0.398871600553366</text:p>
          </table:table-cell>
          <table:table-cell office:value-type="float" office:value="0.362643744604676" calcext:value-type="float">
            <text:p>0.362643744604676</text:p>
          </table:table-cell>
          <table:table-cell office:value-type="float" office:value="0.0113051758839646" calcext:value-type="float">
            <text:p>0.01130517588396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0.331417400695659" calcext:value-type="float">
            <text:p>0.331417400695659</text:p>
          </table:table-cell>
          <table:table-cell office:value-type="float" office:value="0.0483216401863181" calcext:value-type="float">
            <text:p>0.048321640186318</text:p>
          </table:table-cell>
          <table:table-cell office:value-type="float" office:value="0.0641745497594324" calcext:value-type="float">
            <text:p>0.064174549759432</text:p>
          </table:table-cell>
          <table:table-cell office:value-type="float" office:value="0.710010494160813" calcext:value-type="float">
            <text:p>0.7100104941608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578397172665191" calcext:value-type="float">
            <text:p>0.057839717266519</text:p>
          </table:table-cell>
          <table:table-cell office:value-type="float" office:value="0.798205549378026" calcext:value-type="float">
            <text:p>0.798205549378026</text:p>
          </table:table-cell>
          <table:table-cell office:value-type="float" office:value="-0.34584138826398" calcext:value-type="float">
            <text:p>-0.34584138826398</text:p>
          </table:table-cell>
          <table:table-cell office:value-type="float" office:value="0.114898492475122" calcext:value-type="float">
            <text:p>0.1148984924751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.344116267757039" calcext:value-type="float">
            <text:p>0.344116267757039</text:p>
          </table:table-cell>
          <table:table-cell office:value-type="float" office:value="0.191857530296494" calcext:value-type="float">
            <text:p>0.191857530296494</text:p>
          </table:table-cell>
          <table:table-cell office:value-type="float" office:value="-0.0711391989149821" calcext:value-type="float">
            <text:p>-0.071139198914982</text:p>
          </table:table-cell>
          <table:table-cell office:value-type="float" office:value="0.793471613091132" calcext:value-type="float">
            <text:p>0.7934716130911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46144152603356" calcext:value-type="float">
            <text:p>0.46144152603356</text:p>
          </table:table-cell>
          <table:table-cell office:value-type="float" office:value="0.0967400155614502" calcext:value-type="float">
            <text:p>0.09674001556145</text:p>
          </table:table-cell>
          <table:table-cell office:value-type="float" office:value="0.221604877694616" calcext:value-type="float">
            <text:p>0.221604877694616</text:p>
          </table:table-cell>
          <table:table-cell office:value-type="float" office:value="0.446414596116781" calcext:value-type="float">
            <text:p>0.44641459611678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0.124553286856685" calcext:value-type="float">
            <text:p>0.124553286856685</text:p>
          </table:table-cell>
          <table:table-cell office:value-type="float" office:value="0.449962863402374" calcext:value-type="float">
            <text:p>0.449962863402374</text:p>
          </table:table-cell>
          <table:table-cell office:value-type="float" office:value="0.0183139391479434" calcext:value-type="float">
            <text:p>0.018313939147944</text:p>
          </table:table-cell>
          <table:table-cell office:value-type="float" office:value="0.9118870977076" calcext:value-type="float">
            <text:p>0.91188709770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443343635437134" calcext:value-type="float">
            <text:p>0.443343635437134</text:p>
          </table:table-cell>
          <table:table-cell office:value-type="float" office:value="0.17200805584054" calcext:value-type="float">
            <text:p>0.17200805584054</text:p>
          </table:table-cell>
          <table:table-cell office:value-type="float" office:value="0.303227072222348" calcext:value-type="float">
            <text:p>0.303227072222348</text:p>
          </table:table-cell>
          <table:table-cell office:value-type="float" office:value="0.364702251632169" calcext:value-type="float">
            <text:p>0.36470225163216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.116932262879582" calcext:value-type="float">
            <text:p>0.116932262879582</text:p>
          </table:table-cell>
          <table:table-cell office:value-type="float" office:value="0.553464906854542" calcext:value-type="float">
            <text:p>0.553464906854542</text:p>
          </table:table-cell>
          <table:table-cell office:value-type="float" office:value="0.239877118337271" calcext:value-type="float">
            <text:p>0.239877118337271</text:p>
          </table:table-cell>
          <table:table-cell office:value-type="float" office:value="0.218888959941235" calcext:value-type="float">
            <text:p>0.2188889599412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260950469194307" calcext:value-type="float">
            <text:p>0.260950469194307</text:p>
          </table:table-cell>
          <table:table-cell office:value-type="float" office:value="0.412664260076893" calcext:value-type="float">
            <text:p>0.412664260076893</text:p>
          </table:table-cell>
          <table:table-cell office:value-type="float" office:value="0.194236998771962" calcext:value-type="float">
            <text:p>0.194236998771962</text:p>
          </table:table-cell>
          <table:table-cell office:value-type="float" office:value="0.545238550839918" calcext:value-type="float">
            <text:p>0.5452385508399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121856332128117" calcext:value-type="float">
            <text:p>0.121856332128117</text:p>
          </table:table-cell>
          <table:table-cell office:value-type="float" office:value="0.60880312623026" calcext:value-type="float">
            <text:p>0.60880312623026</text:p>
          </table:table-cell>
          <table:table-cell office:value-type="float" office:value="0.218737550345871" calcext:value-type="float">
            <text:p>0.218737550345871</text:p>
          </table:table-cell>
          <table:table-cell office:value-type="float" office:value="0.354172723653996" calcext:value-type="float">
            <text:p>0.35417272365399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-0.0952210734472228" calcext:value-type="float">
            <text:p>-0.095221073447223</text:p>
          </table:table-cell>
          <table:table-cell office:value-type="float" office:value="0.598115703505173" calcext:value-type="float">
            <text:p>0.598115703505173</text:p>
          </table:table-cell>
          <table:table-cell office:value-type="float" office:value="-0.0133687649461303" calcext:value-type="float">
            <text:p>-0.01336876494613</text:p>
          </table:table-cell>
          <table:table-cell office:value-type="float" office:value="0.941137950489503" calcext:value-type="float">
            <text:p>0.941137950489503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.00686156302456943" calcext:value-type="float">
            <text:p>0.006861563024569</text:p>
          </table:table-cell>
          <table:table-cell office:value-type="float" office:value="0.974615253202159" calcext:value-type="float">
            <text:p>0.974615253202159</text:p>
          </table:table-cell>
          <table:table-cell office:value-type="float" office:value="-0.306796094415083" calcext:value-type="float">
            <text:p>-0.306796094415083</text:p>
          </table:table-cell>
          <table:table-cell office:value-type="float" office:value="0.144788642431587" calcext:value-type="float">
            <text:p>0.1447886424315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.230214340925016" calcext:value-type="float">
            <text:p>0.230214340925016</text:p>
          </table:table-cell>
          <table:table-cell office:value-type="float" office:value="0.522257916927008" calcext:value-type="float">
            <text:p>0.522257916927008</text:p>
          </table:table-cell>
          <table:table-cell office:value-type="float" office:value="-0.546149150676597" calcext:value-type="float">
            <text:p>-0.546149150676597</text:p>
          </table:table-cell>
          <table:table-cell office:value-type="float" office:value="0.102406425792936" calcext:value-type="float">
            <text:p>0.1024064257929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-0.0270895398874919" calcext:value-type="float">
            <text:p>-0.027089539887492</text:p>
          </table:table-cell>
          <table:table-cell office:value-type="float" office:value="0.895490171398091" calcext:value-type="float">
            <text:p>0.895490171398091</text:p>
          </table:table-cell>
          <table:table-cell office:value-type="float" office:value="0.158644674430256" calcext:value-type="float">
            <text:p>0.158644674430256</text:p>
          </table:table-cell>
          <table:table-cell office:value-type="float" office:value="0.438889626017908" calcext:value-type="float">
            <text:p>0.4388896260179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-0.0204090791760706" calcext:value-type="float">
            <text:p>-0.020409079176071</text:p>
          </table:table-cell>
          <table:table-cell office:value-type="float" office:value="0.917898315176539" calcext:value-type="float">
            <text:p>0.917898315176539</text:p>
          </table:table-cell>
          <table:table-cell office:value-type="float" office:value="0.419754119415839" calcext:value-type="float">
            <text:p>0.419754119415839</text:p>
          </table:table-cell>
          <table:table-cell office:value-type="float" office:value="0.0261675570208696" calcext:value-type="float">
            <text:p>0.0261675570208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.484752632374806" calcext:value-type="float">
            <text:p>0.484752632374806</text:p>
          </table:table-cell>
          <table:table-cell office:value-type="float" office:value="0.0120798165025158" calcext:value-type="float">
            <text:p>0.012079816502516</text:p>
          </table:table-cell>
          <table:table-cell office:value-type="float" office:value="-0.377569531709807" calcext:value-type="float">
            <text:p>-0.377569531709807</text:p>
          </table:table-cell>
          <table:table-cell office:value-type="float" office:value="0.0572206988842307" calcext:value-type="float">
            <text:p>0.05722069888423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.369487741438965" calcext:value-type="float">
            <text:p>0.369487741438965</text:p>
          </table:table-cell>
          <table:table-cell office:value-type="float" office:value="0.0905729152707089" calcext:value-type="float">
            <text:p>0.090572915270709</text:p>
          </table:table-cell>
          <table:table-cell office:value-type="float" office:value="0.133863141915372" calcext:value-type="float">
            <text:p>0.133863141915372</text:p>
          </table:table-cell>
          <table:table-cell office:value-type="float" office:value="0.552574526190848" calcext:value-type="float">
            <text:p>0.5525745261908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-0.022753848035224" calcext:value-type="float">
            <text:p>-0.022753848035224</text:p>
          </table:table-cell>
          <table:table-cell office:value-type="float" office:value="0.919941168073684" calcext:value-type="float">
            <text:p>0.919941168073684</text:p>
          </table:table-cell>
          <table:table-cell office:value-type="float" office:value="-0.110440283086943" calcext:value-type="float">
            <text:p>-0.110440283086943</text:p>
          </table:table-cell>
          <table:table-cell office:value-type="float" office:value="0.6246471762673" calcext:value-type="float">
            <text:p>0.62464717626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.52813770218016" calcext:value-type="float">
            <text:p>0.52813770218016</text:p>
          </table:table-cell>
          <table:table-cell office:value-type="float" office:value="0.0293150936990878" calcext:value-type="float">
            <text:p>0.029315093699088</text:p>
          </table:table-cell>
          <table:table-cell office:value-type="float" office:value="-0.0548336382324617" calcext:value-type="float">
            <text:p>-0.054833638232462</text:p>
          </table:table-cell>
          <table:table-cell office:value-type="float" office:value="0.83443237184602" calcext:value-type="float">
            <text:p>0.834432371846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.454093226160287" calcext:value-type="float">
            <text:p>0.454093226160287</text:p>
          </table:table-cell>
          <table:table-cell office:value-type="float" office:value="0.00118735275177092" calcext:value-type="float">
            <text:p>0.001187352751771</text:p>
          </table:table-cell>
          <table:table-cell office:value-type="float" office:value="0.268206130557069" calcext:value-type="float">
            <text:p>0.268206130557069</text:p>
          </table:table-cell>
          <table:table-cell office:value-type="float" office:value="0.0653092262337365" calcext:value-type="float">
            <text:p>0.06530922623373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0.0980324890793062" calcext:value-type="float">
            <text:p>-0.098032489079306</text:p>
          </table:table-cell>
          <table:table-cell office:value-type="float" office:value="0.412643263012511" calcext:value-type="float">
            <text:p>0.412643263012511</text:p>
          </table:table-cell>
          <table:table-cell office:value-type="float" office:value="0.0139533574151448" calcext:value-type="float">
            <text:p>0.013953357415145</text:p>
          </table:table-cell>
          <table:table-cell office:value-type="float" office:value="0.90738969904199" calcext:value-type="float">
            <text:p>0.9073896990419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0.168139493728561" calcext:value-type="float">
            <text:p>0.168139493728561</text:p>
          </table:table-cell>
          <table:table-cell office:value-type="float" office:value="0.21545548358631" calcext:value-type="float">
            <text:p>0.21545548358631</text:p>
          </table:table-cell>
          <table:table-cell office:value-type="float" office:value="0.350820540330825" calcext:value-type="float">
            <text:p>0.350820540330825</text:p>
          </table:table-cell>
          <table:table-cell office:value-type="float" office:value="0.00802723929940163" calcext:value-type="float">
            <text:p>0.00802723929940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0.0837677285362196" calcext:value-type="float">
            <text:p>0.08376772853622</text:p>
          </table:table-cell>
          <table:table-cell office:value-type="float" office:value="0.654137649711553" calcext:value-type="float">
            <text:p>0.654137649711553</text:p>
          </table:table-cell>
          <table:table-cell office:value-type="float" office:value="0.134978091219802" calcext:value-type="float">
            <text:p>0.134978091219802</text:p>
          </table:table-cell>
          <table:table-cell office:value-type="float" office:value="0.469086546209543" calcext:value-type="float">
            <text:p>0.4690865462095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171723359119883" calcext:value-type="float">
            <text:p>0.171723359119883</text:p>
          </table:table-cell>
          <table:table-cell office:value-type="float" office:value="0.283019354392314" calcext:value-type="float">
            <text:p>0.283019354392314</text:p>
          </table:table-cell>
          <table:table-cell office:value-type="float" office:value="0.138429509707603" calcext:value-type="float">
            <text:p>0.138429509707603</text:p>
          </table:table-cell>
          <table:table-cell office:value-type="float" office:value="0.388062656007464" calcext:value-type="float">
            <text:p>0.38806265600746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-0.533650694271591" calcext:value-type="float">
            <text:p>-0.533650694271591</text:p>
          </table:table-cell>
          <table:table-cell office:value-type="float" office:value="0.17314336712418" calcext:value-type="float">
            <text:p>0.17314336712418</text:p>
          </table:table-cell>
          <table:table-cell office:value-type="float" office:value="-0.0721883953108454" calcext:value-type="float">
            <text:p>-0.072188395310845</text:p>
          </table:table-cell>
          <table:table-cell office:value-type="float" office:value="0.865116255651546" calcext:value-type="float">
            <text:p>0.86511625565154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.238211040089181" calcext:value-type="float">
            <text:p>0.238211040089181</text:p>
          </table:table-cell>
          <table:table-cell office:value-type="float" office:value="0.144195766420017" calcext:value-type="float">
            <text:p>0.144195766420017</text:p>
          </table:table-cell>
          <table:table-cell office:value-type="float" office:value="-0.103131284464984" calcext:value-type="float">
            <text:p>-0.103131284464984</text:p>
          </table:table-cell>
          <table:table-cell office:value-type="float" office:value="0.532122351792525" calcext:value-type="float">
            <text:p>0.5321223517925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4768984474378" calcext:value-type="float">
            <text:p>0.4768984474378</text:p>
          </table:table-cell>
          <table:table-cell office:value-type="float" office:value="0.232142541330145" calcext:value-type="float">
            <text:p>0.232142541330145</text:p>
          </table:table-cell>
          <table:table-cell office:value-type="float" office:value="0.0180214608882584" calcext:value-type="float">
            <text:p>0.018021460888259</text:p>
          </table:table-cell>
          <table:table-cell office:value-type="float" office:value="0.966217076227773" calcext:value-type="float">
            <text:p>0.96621707622777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0.0743142374340867" calcext:value-type="float">
            <text:p>0.074314237434087</text:p>
          </table:table-cell>
          <table:table-cell office:value-type="float" office:value="0.556311010294675" calcext:value-type="float">
            <text:p>0.556311010294675</text:p>
          </table:table-cell>
          <table:table-cell office:value-type="float" office:value="0.146675874912658" calcext:value-type="float">
            <text:p>0.146675874912658</text:p>
          </table:table-cell>
          <table:table-cell office:value-type="float" office:value="0.243649956330916" calcext:value-type="float">
            <text:p>0.2436499563309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0.286134479446782" calcext:value-type="float">
            <text:p>0.286134479446782</text:p>
          </table:table-cell>
          <table:table-cell office:value-type="float" office:value="0.321323545839643" calcext:value-type="float">
            <text:p>0.321323545839643</text:p>
          </table:table-cell>
          <table:table-cell office:value-type="float" office:value="-0.317134850356766" calcext:value-type="float">
            <text:p>-0.317134850356766</text:p>
          </table:table-cell>
          <table:table-cell office:value-type="float" office:value="0.269242352419266" calcext:value-type="float">
            <text:p>0.26924235241926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Game Sessions</text:p>
          </table:table-cell>
          <table:covered-table-cell table:number-columns-repeated="3" table:style-name="ce1"/>
          <table:table-cell table:number-columns-repeated="3"/>
          <table:table-cell table:style-name="ce1" office:value-type="string" calcext:value-type="string" table:number-columns-spanned="4" table:number-rows-spanned="1">
            <text:p>Conversation Sessions</text:p>
          </table:table-cell>
          <table:covered-table-cell table:number-columns-repeated="3"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number-columns-repeated="3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785813401263574" calcext:value-type="float">
            <text:p>0.078581340126358</text:p>
          </table:table-cell>
          <table:table-cell office:value-type="float" office:value="0.696830255606742" calcext:value-type="float">
            <text:p>0.696830255606742</text:p>
          </table:table-cell>
          <table:table-cell office:value-type="float" office:value="0.517765513398961" calcext:value-type="float">
            <text:p>0.517765513398961</text:p>
          </table:table-cell>
          <table:table-cell office:value-type="float" office:value="0.00567176840077463" calcext:value-type="float">
            <text:p>0.0056717684007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660762788438242" calcext:value-type="float">
            <text:p>0.660762788438242</text:p>
          </table:table-cell>
          <table:table-cell office:value-type="float" office:value="0.000323901936406651" calcext:value-type="float">
            <text:p>0.000323901936407</text:p>
          </table:table-cell>
          <table:table-cell office:value-type="float" office:value="0.394653693502916" calcext:value-type="float">
            <text:p>0.394653693502916</text:p>
          </table:table-cell>
          <table:table-cell office:value-type="float" office:value="0.0508996572596716" calcext:value-type="float">
            <text:p>0.05089965725967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574434497620451" calcext:value-type="float">
            <text:p>0.574434497620451</text:p>
          </table:table-cell>
          <table:table-cell office:value-type="float" office:value="0.00111857965031572" calcext:value-type="float">
            <text:p>0.001118579650316</text:p>
          </table:table-cell>
          <table:table-cell office:value-type="float" office:value="0.21131575330092" calcext:value-type="float">
            <text:p>0.21131575330092</text:p>
          </table:table-cell>
          <table:table-cell office:value-type="float" office:value="0.271158523404088" calcext:value-type="float">
            <text:p>0.2711585234040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817346927259274" calcext:value-type="float">
            <text:p>0.081734692725927</text:p>
          </table:table-cell>
          <table:table-cell office:value-type="float" office:value="0.679259536509552" calcext:value-type="float">
            <text:p>0.679259536509552</text:p>
          </table:table-cell>
          <table:table-cell office:value-type="float" office:value="-0.0914730276547488" calcext:value-type="float">
            <text:p>-0.091473027654749</text:p>
          </table:table-cell>
          <table:table-cell office:value-type="float" office:value="0.643411369926556" calcext:value-type="float">
            <text:p>0.6434113699265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0.0797787751252971" calcext:value-type="float">
            <text:p>-0.079778775125297</text:p>
          </table:table-cell>
          <table:table-cell office:value-type="float" office:value="0.73812145868675" calcext:value-type="float">
            <text:p>0.73812145868675</text:p>
          </table:table-cell>
          <table:table-cell office:value-type="float" office:value="0.401723151230355" calcext:value-type="float">
            <text:p>0.401723151230355</text:p>
          </table:table-cell>
          <table:table-cell office:value-type="float" office:value="0.0791372571537176" calcext:value-type="float">
            <text:p>0.0791372571537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435372879789629" calcext:value-type="float">
            <text:p>0.435372879789629</text:p>
          </table:table-cell>
          <table:table-cell office:value-type="float" office:value="0.119718107002299" calcext:value-type="float">
            <text:p>0.119718107002299</text:p>
          </table:table-cell>
          <table:table-cell office:value-type="float" office:value="-0.204629162831035" calcext:value-type="float">
            <text:p>-0.204629162831035</text:p>
          </table:table-cell>
          <table:table-cell office:value-type="float" office:value="0.482835586038849" calcext:value-type="float">
            <text:p>0.4828355860388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292828637271869" calcext:value-type="float">
            <text:p>0.292828637271869</text:p>
          </table:table-cell>
          <table:table-cell office:value-type="float" office:value="0.0877977952996959" calcext:value-type="float">
            <text:p>0.087797795299696</text:p>
          </table:table-cell>
          <table:table-cell office:value-type="float" office:value="0.136375971013972" calcext:value-type="float">
            <text:p>0.136375971013972</text:p>
          </table:table-cell>
          <table:table-cell office:value-type="float" office:value="0.434702507802383" calcext:value-type="float">
            <text:p>0.4347025078023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544434242762154" calcext:value-type="float">
            <text:p>0.544434242762154</text:p>
          </table:table-cell>
          <table:table-cell office:value-type="float" office:value="0.00403364543650745" calcext:value-type="float">
            <text:p>0.004033645436507</text:p>
          </table:table-cell>
          <table:table-cell office:value-type="float" office:value="0.21092457554406" calcext:value-type="float">
            <text:p>0.21092457554406</text:p>
          </table:table-cell>
          <table:table-cell office:value-type="float" office:value="0.300991991061655" calcext:value-type="float">
            <text:p>0.3009919910616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-0.0242698768717017" calcext:value-type="float">
            <text:p>-0.024269876871702</text:p>
          </table:table-cell>
          <table:table-cell office:value-type="float" office:value="0.908323571594954" calcext:value-type="float">
            <text:p>0.908323571594954</text:p>
          </table:table-cell>
          <table:table-cell office:value-type="float" office:value="-0.159947343909839" calcext:value-type="float">
            <text:p>-0.159947343909839</text:p>
          </table:table-cell>
          <table:table-cell office:value-type="float" office:value="0.445028024994866" calcext:value-type="float">
            <text:p>0.4450280249948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375195416967994" calcext:value-type="float">
            <text:p>0.375195416967994</text:p>
          </table:table-cell>
          <table:table-cell office:value-type="float" office:value="0.093747891004446" calcext:value-type="float">
            <text:p>0.093747891004446</text:p>
          </table:table-cell>
          <table:table-cell office:value-type="float" office:value="0.37673077598022" calcext:value-type="float">
            <text:p>0.37673077598022</text:p>
          </table:table-cell>
          <table:table-cell office:value-type="float" office:value="0.0923049077907049" calcext:value-type="float">
            <text:p>0.0923049077907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41150701800316" calcext:value-type="float">
            <text:p>0.41150701800316</text:p>
          </table:table-cell>
          <table:table-cell office:value-type="float" office:value="0.0192857017004773" calcext:value-type="float">
            <text:p>0.019285701700477</text:p>
          </table:table-cell>
          <table:table-cell office:value-type="float" office:value="0.158315165703488" calcext:value-type="float">
            <text:p>0.158315165703488</text:p>
          </table:table-cell>
          <table:table-cell office:value-type="float" office:value="0.386813055780156" calcext:value-type="float">
            <text:p>0.38681305578015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.072967765437362" calcext:value-type="float">
            <text:p>0.072967765437362</text:p>
          </table:table-cell>
          <table:table-cell office:value-type="float" office:value="0.622106135113152" calcext:value-type="float">
            <text:p>0.622106135113152</text:p>
          </table:table-cell>
          <table:table-cell office:value-type="float" office:value="0.089901926518697" calcext:value-type="float">
            <text:p>0.089901926518697</text:p>
          </table:table-cell>
          <table:table-cell office:value-type="float" office:value="0.543404394992539" calcext:value-type="float">
            <text:p>0.54340439499253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-0.0281282265348437" calcext:value-type="float">
            <text:p>-0.028128226534844</text:p>
          </table:table-cell>
          <table:table-cell office:value-type="float" office:value="0.870640286022972" calcext:value-type="float">
            <text:p>0.870640286022972</text:p>
          </table:table-cell>
          <table:table-cell office:value-type="float" office:value="-0.0160574124590802" calcext:value-type="float">
            <text:p>-0.01605741245908</text:p>
          </table:table-cell>
          <table:table-cell office:value-type="float" office:value="0.925943145177777" calcext:value-type="float">
            <text:p>0.9259431451777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422418515193481" calcext:value-type="float">
            <text:p>0.042241851519348</text:p>
          </table:table-cell>
          <table:table-cell office:value-type="float" office:value="0.851935657367918" calcext:value-type="float">
            <text:p>0.851935657367918</text:p>
          </table:table-cell>
          <table:table-cell office:value-type="float" office:value="0.162145527032675" calcext:value-type="float">
            <text:p>0.162145527032675</text:p>
          </table:table-cell>
          <table:table-cell office:value-type="float" office:value="0.470953513818688" calcext:value-type="float">
            <text:p>0.47095351381868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.577478092762126" calcext:value-type="float">
            <text:p>0.577478092762126</text:p>
          </table:table-cell>
          <table:table-cell office:value-type="float" office:value="0.0191547339417436" calcext:value-type="float">
            <text:p>0.019154733941744</text:p>
          </table:table-cell>
          <table:table-cell office:value-type="float" office:value="0.276836747143287" calcext:value-type="float">
            <text:p>0.276836747143287</text:p>
          </table:table-cell>
          <table:table-cell office:value-type="float" office:value="0.299276179048894" calcext:value-type="float">
            <text:p>0.2992761790488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229804539157759" calcext:value-type="float">
            <text:p>0.229804539157759</text:p>
          </table:table-cell>
          <table:table-cell office:value-type="float" office:value="0.429324510409905" calcext:value-type="float">
            <text:p>0.429324510409905</text:p>
          </table:table-cell>
          <table:table-cell office:value-type="float" office:value="0.362447221720121" calcext:value-type="float">
            <text:p>0.362447221720121</text:p>
          </table:table-cell>
          <table:table-cell office:value-type="float" office:value="0.202818978139582" calcext:value-type="float">
            <text:p>0.20281897813958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0.0700821643524879" calcext:value-type="float">
            <text:p>0.070082164352488</text:p>
          </table:table-cell>
          <table:table-cell office:value-type="float" office:value="0.671605668719107" calcext:value-type="float">
            <text:p>0.671605668719107</text:p>
          </table:table-cell>
          <table:table-cell office:value-type="float" office:value="0.147619124792666" calcext:value-type="float">
            <text:p>0.147619124792666</text:p>
          </table:table-cell>
          <table:table-cell office:value-type="float" office:value="0.369817909473576" calcext:value-type="float">
            <text:p>0.3698179094735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617953896984616" calcext:value-type="float">
            <text:p>0.617953896984616</text:p>
          </table:table-cell>
          <table:table-cell office:value-type="float" office:value="0.0427440269138852" calcext:value-type="float">
            <text:p>0.042744026913885</text:p>
          </table:table-cell>
          <table:table-cell office:value-type="float" office:value="-0.219912802401774" calcext:value-type="float">
            <text:p>-0.219912802401774</text:p>
          </table:table-cell>
          <table:table-cell office:value-type="float" office:value="0.515855329596613" calcext:value-type="float">
            <text:p>0.51585532959661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.243614047426177" calcext:value-type="float">
            <text:p>0.243614047426177</text:p>
          </table:table-cell>
          <table:table-cell office:value-type="float" office:value="0.211578580178547" calcext:value-type="float">
            <text:p>0.211578580178547</text:p>
          </table:table-cell>
          <table:table-cell office:value-type="float" office:value="-0.213872241487872" calcext:value-type="float">
            <text:p>-0.213872241487872</text:p>
          </table:table-cell>
          <table:table-cell office:value-type="float" office:value="0.274475254672644" calcext:value-type="float">
            <text:p>0.2744752546726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0.171070600240754" calcext:value-type="float">
            <text:p>-0.171070600240754</text:p>
          </table:table-cell>
          <table:table-cell office:value-type="float" office:value="0.595006540482412" calcext:value-type="float">
            <text:p>0.595006540482412</text:p>
          </table:table-cell>
          <table:table-cell office:value-type="float" office:value="0.0813744827674353" calcext:value-type="float">
            <text:p>0.081374482767435</text:p>
          </table:table-cell>
          <table:table-cell office:value-type="float" office:value="0.801500068532931" calcext:value-type="float">
            <text:p>0.80150006853293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-0.48524454225078" calcext:value-type="float">
            <text:p>-0.48524454225078</text:p>
          </table:table-cell>
          <table:table-cell office:value-type="float" office:value="0.0301034089880134" calcext:value-type="float">
            <text:p>0.030103408988013</text:p>
          </table:table-cell>
          <table:table-cell office:value-type="float" office:value="-0.0172544261738589" calcext:value-type="float">
            <text:p>-0.017254426173859</text:p>
          </table:table-cell>
          <table:table-cell office:value-type="float" office:value="0.942442311103598" calcext:value-type="float">
            <text:p>0.942442311103598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301424239418011" calcext:value-type="float">
            <text:p>0.301424239418011</text:p>
          </table:table-cell>
          <table:table-cell office:value-type="float" office:value="0.088252341012654" calcext:value-type="float">
            <text:p>0.088252341012654</text:p>
          </table:table-cell>
          <table:table-cell office:value-type="float" office:value="0.120495718023957" calcext:value-type="float">
            <text:p>0.120495718023957</text:p>
          </table:table-cell>
          <table:table-cell office:value-type="float" office:value="0.504168357456614" calcext:value-type="float">
            <text:p>0.50416835745661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.279639384575151" calcext:value-type="float">
            <text:p>0.279639384575151</text:p>
          </table:table-cell>
          <table:table-cell office:value-type="float" office:value="0.18570247569258" calcext:value-type="float">
            <text:p>0.18570247569258</text:p>
          </table:table-cell>
          <table:table-cell office:value-type="float" office:value="-0.338956010021823" calcext:value-type="float">
            <text:p>-0.338956010021823</text:p>
          </table:table-cell>
          <table:table-cell office:value-type="float" office:value="0.105173352783697" calcext:value-type="float">
            <text:p>0.10517335278369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-0.00582817518770107" calcext:value-type="float">
            <text:p>-0.005828175187701</text:p>
          </table:table-cell>
          <table:table-cell office:value-type="float" office:value="0.987251299825867" calcext:value-type="float">
            <text:p>0.987251299825867</text:p>
          </table:table-cell>
          <table:table-cell office:value-type="float" office:value="-0.420375556449284" calcext:value-type="float">
            <text:p>-0.420375556449284</text:p>
          </table:table-cell>
          <table:table-cell office:value-type="float" office:value="0.226426017603594" calcext:value-type="float">
            <text:p>0.22642601760359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.313040045301908" calcext:value-type="float">
            <text:p>0.313040045301908</text:p>
          </table:table-cell>
          <table:table-cell office:value-type="float" office:value="0.11944036883105" calcext:value-type="float">
            <text:p>0.11944036883105</text:p>
          </table:table-cell>
          <table:table-cell office:value-type="float" office:value="0.1077828916833" calcext:value-type="float">
            <text:p>0.1077828916833</text:p>
          </table:table-cell>
          <table:table-cell office:value-type="float" office:value="0.600216830796904" calcext:value-type="float">
            <text:p>0.6002168307969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0.0943132093588511" calcext:value-type="float">
            <text:p>0.094313209358851</text:p>
          </table:table-cell>
          <table:table-cell office:value-type="float" office:value="0.633097326418016" calcext:value-type="float">
            <text:p>0.633097326418016</text:p>
          </table:table-cell>
          <table:table-cell office:value-type="float" office:value="-0.00536482143142345" calcext:value-type="float">
            <text:p>-0.005364821431423</text:p>
          </table:table-cell>
          <table:table-cell office:value-type="float" office:value="0.978384905959105" calcext:value-type="float">
            <text:p>0.97838490595910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.00018457497839066" calcext:value-type="float">
            <text:p>0.000184574978391</text:p>
          </table:table-cell>
          <table:table-cell office:value-type="float" office:value="0.999286003866791" calcext:value-type="float">
            <text:p>0.999286003866791</text:p>
          </table:table-cell>
          <table:table-cell office:value-type="float" office:value="-0.393336624957545" calcext:value-type="float">
            <text:p>-0.393336624957545</text:p>
          </table:table-cell>
          <table:table-cell office:value-type="float" office:value="0.0468171965646704" calcext:value-type="float">
            <text:p>0.046817196564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.224640382842585" calcext:value-type="float">
            <text:p>0.224640382842585</text:p>
          </table:table-cell>
          <table:table-cell office:value-type="float" office:value="0.314861049877809" calcext:value-type="float">
            <text:p>0.314861049877809</text:p>
          </table:table-cell>
          <table:table-cell office:value-type="float" office:value="-0.0817039874652469" calcext:value-type="float">
            <text:p>-0.081703987465247</text:p>
          </table:table-cell>
          <table:table-cell office:value-type="float" office:value="0.717754671882015" calcext:value-type="float">
            <text:p>0.71775467188201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-0.0236250731462165" calcext:value-type="float">
            <text:p>-0.023625073146217</text:p>
          </table:table-cell>
          <table:table-cell office:value-type="float" office:value="0.916885850722654" calcext:value-type="float">
            <text:p>0.916885850722654</text:p>
          </table:table-cell>
          <table:table-cell office:value-type="float" office:value="-0.0784712638294322" calcext:value-type="float">
            <text:p>-0.078471263829432</text:p>
          </table:table-cell>
          <table:table-cell office:value-type="float" office:value="0.728505531778327" calcext:value-type="float">
            <text:p>0.7285055317783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.221404222704386" calcext:value-type="float">
            <text:p>0.221404222704386</text:p>
          </table:table-cell>
          <table:table-cell office:value-type="float" office:value="0.393098126189568" calcext:value-type="float">
            <text:p>0.393098126189568</text:p>
          </table:table-cell>
          <table:table-cell office:value-type="float" office:value="-0.409338213307204" calcext:value-type="float">
            <text:p>-0.409338213307204</text:p>
          </table:table-cell>
          <table:table-cell office:value-type="float" office:value="0.102761750453762" calcext:value-type="float">
            <text:p>0.10276175045376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.322320735297533" calcext:value-type="float">
            <text:p>0.322320735297533</text:p>
          </table:table-cell>
          <table:table-cell office:value-type="float" office:value="0.0254673128990809" calcext:value-type="float">
            <text:p>0.025467312899081</text:p>
          </table:table-cell>
          <table:table-cell office:value-type="float" office:value="0.129170203432211" calcext:value-type="float">
            <text:p>0.129170203432211</text:p>
          </table:table-cell>
          <table:table-cell office:value-type="float" office:value="0.381573130728638" calcext:value-type="float">
            <text:p>0.38157313072863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0.00240748323383635" calcext:value-type="float">
            <text:p>0.002407483233836</text:p>
          </table:table-cell>
          <table:table-cell office:value-type="float" office:value="0.983986995463005" calcext:value-type="float">
            <text:p>0.983986995463005</text:p>
          </table:table-cell>
          <table:table-cell office:value-type="float" office:value="0.241355501594439" calcext:value-type="float">
            <text:p>0.241355501594439</text:p>
          </table:table-cell>
          <table:table-cell office:value-type="float" office:value="0.0411090631124425" calcext:value-type="float">
            <text:p>0.04110906311244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0.187460314907584" calcext:value-type="float">
            <text:p>0.187460314907584</text:p>
          </table:table-cell>
          <table:table-cell office:value-type="float" office:value="0.166516391242955" calcext:value-type="float">
            <text:p>0.166516391242955</text:p>
          </table:table-cell>
          <table:table-cell office:value-type="float" office:value="0.138023518599521" calcext:value-type="float">
            <text:p>0.138023518599521</text:p>
          </table:table-cell>
          <table:table-cell office:value-type="float" office:value="0.310371349847789" calcext:value-type="float">
            <text:p>0.3103713498477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-0.0815748304590005" calcext:value-type="float">
            <text:p>-0.081574830459001</text:p>
          </table:table-cell>
          <table:table-cell office:value-type="float" office:value="0.662653030404374" calcext:value-type="float">
            <text:p>0.662653030404374</text:p>
          </table:table-cell>
          <table:table-cell office:value-type="float" office:value="0.137039446959626" calcext:value-type="float">
            <text:p>0.137039446959626</text:p>
          </table:table-cell>
          <table:table-cell office:value-type="float" office:value="0.462261957859891" calcext:value-type="float">
            <text:p>0.46226195785989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523013805948437" calcext:value-type="float">
            <text:p>0.523013805948437</text:p>
          </table:table-cell>
          <table:table-cell office:value-type="float" office:value="0.000450783162402349" calcext:value-type="float">
            <text:p>0.000450783162402</text:p>
          </table:table-cell>
          <table:table-cell office:value-type="float" office:value="0.384898564123306" calcext:value-type="float">
            <text:p>0.384898564123306</text:p>
          </table:table-cell>
          <table:table-cell office:value-type="float" office:value="0.0129587931939098" calcext:value-type="float">
            <text:p>0.012958793193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568567005842042" calcext:value-type="float">
            <text:p>0.568567005842042</text:p>
          </table:table-cell>
          <table:table-cell office:value-type="float" office:value="0.141405326163858" calcext:value-type="float">
            <text:p>0.141405326163858</text:p>
          </table:table-cell>
          <table:table-cell office:value-type="float" office:value="0.307331984571114" calcext:value-type="float">
            <text:p>0.307331984571114</text:p>
          </table:table-cell>
          <table:table-cell office:value-type="float" office:value="0.459009861987349" calcext:value-type="float">
            <text:p>0.45900986198734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.146022426000934" calcext:value-type="float">
            <text:p>0.146022426000934</text:p>
          </table:table-cell>
          <table:table-cell office:value-type="float" office:value="0.375074526228643" calcext:value-type="float">
            <text:p>0.375074526228643</text:p>
          </table:table-cell>
          <table:table-cell office:value-type="float" office:value="-0.120897598934456" calcext:value-type="float">
            <text:p>-0.120897598934456</text:p>
          </table:table-cell>
          <table:table-cell office:value-type="float" office:value="0.463475215142889" calcext:value-type="float">
            <text:p>0.4634752151428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-0.058169100763901" calcext:value-type="float">
            <text:p>-0.058169100763901</text:p>
          </table:table-cell>
          <table:table-cell office:value-type="float" office:value="0.89117871575647" calcext:value-type="float">
            <text:p>0.89117871575647</text:p>
          </table:table-cell>
          <table:table-cell office:value-type="float" office:value="0.184577119207036" calcext:value-type="float">
            <text:p>0.184577119207036</text:p>
          </table:table-cell>
          <table:table-cell office:value-type="float" office:value="0.661697944677261" calcext:value-type="float">
            <text:p>0.6616979446772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0.383289766250647" calcext:value-type="float">
            <text:p>0.383289766250647</text:p>
          </table:table-cell>
          <table:table-cell office:value-type="float" office:value="0.00162422454878212" calcext:value-type="float">
            <text:p>0.001624224548782</text:p>
          </table:table-cell>
          <table:table-cell office:value-type="float" office:value="0.470243661843292" calcext:value-type="float">
            <text:p>0.470243661843292</text:p>
          </table:table-cell>
          <table:table-cell table:style-name="ce7" office:value-type="float" office:value="0.0000773300579689766" calcext:value-type="float">
            <text:p>7.73E-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-0.140887870582671" calcext:value-type="float">
            <text:p>-0.140887870582671</text:p>
          </table:table-cell>
          <table:table-cell office:value-type="float" office:value="0.630933022953936" calcext:value-type="float">
            <text:p>0.630933022953936</text:p>
          </table:table-cell>
          <table:table-cell office:value-type="float" office:value="-0.0106280600642022" calcext:value-type="float">
            <text:p>-0.010628060064202</text:p>
          </table:table-cell>
          <table:table-cell office:value-type="float" office:value="0.971234924861537" calcext:value-type="float">
            <text:p>0.97123492486153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Game Sessions</text:p>
          </table:table-cell>
          <table:covered-table-cell table:number-columns-repeated="3" table:style-name="ce1"/>
          <table:table-cell table:number-columns-repeated="3"/>
          <table:table-cell table:style-name="ce1" office:value-type="string" calcext:value-type="string" table:number-columns-spanned="4" table:number-rows-spanned="1">
            <text:p>Conversation Sessions</text:p>
          </table:table-cell>
          <table:covered-table-cell table:number-columns-repeated="3"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number-columns-repeated="3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office:value-type="string" calcext:value-type="string">
            <text:p>VP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0.194906249460705" calcext:value-type="float">
            <text:p>-0.194906249460705</text:p>
          </table:table-cell>
          <table:table-cell office:value-type="float" office:value="0.329944439693972" calcext:value-type="float">
            <text:p>0.329944439693972</text:p>
          </table:table-cell>
          <table:table-cell office:value-type="float" office:value="-0.134507816512753" calcext:value-type="float">
            <text:p>-0.134507816512753</text:p>
          </table:table-cell>
          <table:table-cell office:value-type="float" office:value="0.503558679249447" calcext:value-type="float">
            <text:p>0.50355867924944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462475525598174" calcext:value-type="float">
            <text:p>0.462475525598174</text:p>
          </table:table-cell>
          <table:table-cell office:value-type="float" office:value="0.0533020697559793" calcext:value-type="float">
            <text:p>0.053302069755979</text:p>
          </table:table-cell>
          <table:table-cell office:value-type="float" office:value="-0.54164792886862" calcext:value-type="float">
            <text:p>-0.54164792886862</text:p>
          </table:table-cell>
          <table:table-cell office:value-type="float" office:value="0.0202476277918083" calcext:value-type="float">
            <text:p>0.02024762779180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0.268816408096517" calcext:value-type="float">
            <text:p>-0.268816408096517</text:p>
          </table:table-cell>
          <table:table-cell office:value-type="float" office:value="0.158523777259721" calcext:value-type="float">
            <text:p>0.158523777259721</text:p>
          </table:table-cell>
          <table:table-cell office:value-type="float" office:value="0.125972703876112" calcext:value-type="float">
            <text:p>0.125972703876112</text:p>
          </table:table-cell>
          <table:table-cell office:value-type="float" office:value="0.514952674421203" calcext:value-type="float">
            <text:p>0.5149526744212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-0.304416446160409" calcext:value-type="float">
            <text:p>-0.304416446160409</text:p>
          </table:table-cell>
          <table:table-cell office:value-type="float" office:value="0.115250705603345" calcext:value-type="float">
            <text:p>0.115250705603345</text:p>
          </table:table-cell>
          <table:table-cell office:value-type="float" office:value="-0.223553833355285" calcext:value-type="float">
            <text:p>-0.223553833355285</text:p>
          </table:table-cell>
          <table:table-cell office:value-type="float" office:value="0.252810811306083" calcext:value-type="float">
            <text:p>0.2528108113060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0.0328693474766563" calcext:value-type="float">
            <text:p>-0.032869347476656</text:p>
          </table:table-cell>
          <table:table-cell office:value-type="float" office:value="0.89058208559468" calcext:value-type="float">
            <text:p>0.89058208559468</text:p>
          </table:table-cell>
          <table:table-cell office:value-type="float" office:value="0.174806753116785" calcext:value-type="float">
            <text:p>0.174806753116785</text:p>
          </table:table-cell>
          <table:table-cell office:value-type="float" office:value="0.461044978816897" calcext:value-type="float">
            <text:p>0.4610449788168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276279632791066" calcext:value-type="float">
            <text:p>0.276279632791066</text:p>
          </table:table-cell>
          <table:table-cell office:value-type="float" office:value="0.338994207069936" calcext:value-type="float">
            <text:p>0.338994207069936</text:p>
          </table:table-cell>
          <table:table-cell office:value-type="float" office:value="-0.377444869229585" calcext:value-type="float">
            <text:p>-0.377444869229585</text:p>
          </table:table-cell>
          <table:table-cell office:value-type="float" office:value="0.183368284501251" calcext:value-type="float">
            <text:p>0.1833682845012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-0.0293378236857802" calcext:value-type="float">
            <text:p>-0.02933782368578</text:p>
          </table:table-cell>
          <table:table-cell office:value-type="float" office:value="0.867136113709489" calcext:value-type="float">
            <text:p>0.867136113709489</text:p>
          </table:table-cell>
          <table:table-cell office:value-type="float" office:value="0.122509612596206" calcext:value-type="float">
            <text:p>0.122509612596206</text:p>
          </table:table-cell>
          <table:table-cell office:value-type="float" office:value="0.483239006569466" calcext:value-type="float">
            <text:p>0.4832390065694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357970066977328" calcext:value-type="float">
            <text:p>0.357970066977328</text:p>
          </table:table-cell>
          <table:table-cell office:value-type="float" office:value="0.0725638333101796" calcext:value-type="float">
            <text:p>0.07256383331018</text:p>
          </table:table-cell>
          <table:table-cell office:value-type="float" office:value="0.392151729633952" calcext:value-type="float">
            <text:p>0.392151729633952</text:p>
          </table:table-cell>
          <table:table-cell office:value-type="float" office:value="0.0475430990014495" calcext:value-type="float">
            <text:p>0.047543099001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-0.00113897400310589" calcext:value-type="float">
            <text:p>-0.001138974003106</text:p>
          </table:table-cell>
          <table:table-cell office:value-type="float" office:value="0.995688814490845" calcext:value-type="float">
            <text:p>0.995688814490845</text:p>
          </table:table-cell>
          <table:table-cell office:value-type="float" office:value="-0.0386373817144157" calcext:value-type="float">
            <text:p>-0.038637381714416</text:p>
          </table:table-cell>
          <table:table-cell office:value-type="float" office:value="0.854512020360184" calcext:value-type="float">
            <text:p>0.8545120203601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485030848980693" calcext:value-type="float">
            <text:p>0.485030848980693</text:p>
          </table:table-cell>
          <table:table-cell office:value-type="float" office:value="0.0258393917885998" calcext:value-type="float">
            <text:p>0.0258393917886</text:p>
          </table:table-cell>
          <table:table-cell office:value-type="float" office:value="-0.0480047310859584" calcext:value-type="float">
            <text:p>-0.048004731085958</text:p>
          </table:table-cell>
          <table:table-cell office:value-type="float" office:value="0.836296129740153" calcext:value-type="float">
            <text:p>0.8362961297401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440168595795779" calcext:value-type="float">
            <text:p>0.440168595795779</text:p>
          </table:table-cell>
          <table:table-cell office:value-type="float" office:value="0.0116988632472915" calcext:value-type="float">
            <text:p>0.011698863247292</text:p>
          </table:table-cell>
          <table:table-cell office:value-type="float" office:value="0.0649078638624987" calcext:value-type="float">
            <text:p>0.064907863862499</text:p>
          </table:table-cell>
          <table:table-cell office:value-type="float" office:value="0.724134559102861" calcext:value-type="float">
            <text:p>0.72413455910286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.314279541058875" calcext:value-type="float">
            <text:p>0.314279541058875</text:p>
          </table:table-cell>
          <table:table-cell office:value-type="float" office:value="0.0295964414240216" calcext:value-type="float">
            <text:p>0.029596441424022</text:p>
          </table:table-cell>
          <table:table-cell office:value-type="float" office:value="0.542178217603961" calcext:value-type="float">
            <text:p>0.542178217603961</text:p>
          </table:table-cell>
          <table:table-cell table:style-name="ce7" office:value-type="float" office:value="0.0000687984339987579" calcext:value-type="float">
            <text:p>6.88E-0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-0.224853107774636" calcext:value-type="float">
            <text:p>-0.224853107774636</text:p>
          </table:table-cell>
          <table:table-cell office:value-type="float" office:value="0.187348530948608" calcext:value-type="float">
            <text:p>0.187348530948608</text:p>
          </table:table-cell>
          <table:table-cell office:value-type="float" office:value="-0.140093052582687" calcext:value-type="float">
            <text:p>-0.140093052582687</text:p>
          </table:table-cell>
          <table:table-cell office:value-type="float" office:value="0.415115896608553" calcext:value-type="float">
            <text:p>0.4151158966085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-0.0148803148036702" calcext:value-type="float">
            <text:p>-0.01488031480367</text:p>
          </table:table-cell>
          <table:table-cell office:value-type="float" office:value="0.947597462099133" calcext:value-type="float">
            <text:p>0.947597462099133</text:p>
          </table:table-cell>
          <table:table-cell office:value-type="float" office:value="0.00721082652437829" calcext:value-type="float">
            <text:p>0.007210826524378</text:p>
          </table:table-cell>
          <table:table-cell office:value-type="float" office:value="0.974593435722376" calcext:value-type="float">
            <text:p>0.97459343572237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.560420614450255" calcext:value-type="float">
            <text:p>0.560420614450255</text:p>
          </table:table-cell>
          <table:table-cell office:value-type="float" office:value="0.0239448617150649" calcext:value-type="float">
            <text:p>0.023944861715065</text:p>
          </table:table-cell>
          <table:table-cell office:value-type="float" office:value="-0.0611352129525181" calcext:value-type="float">
            <text:p>-0.061135212952518</text:p>
          </table:table-cell>
          <table:table-cell office:value-type="float" office:value="0.822046506348904" calcext:value-type="float">
            <text:p>0.8220465063489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59113407936979" calcext:value-type="float">
            <text:p>0.359113407936979</text:p>
          </table:table-cell>
          <table:table-cell office:value-type="float" office:value="0.207312903529443" calcext:value-type="float">
            <text:p>0.207312903529443</text:p>
          </table:table-cell>
          <table:table-cell office:value-type="float" office:value="-0.487887007886027" calcext:value-type="float">
            <text:p>-0.487887007886027</text:p>
          </table:table-cell>
          <table:table-cell office:value-type="float" office:value="0.0767546618719459" calcext:value-type="float">
            <text:p>0.07675466187194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-0.00321561682204863" calcext:value-type="float">
            <text:p>-0.003215616822049</text:p>
          </table:table-cell>
          <table:table-cell office:value-type="float" office:value="0.984499526852244" calcext:value-type="float">
            <text:p>0.984499526852244</text:p>
          </table:table-cell>
          <table:table-cell office:value-type="float" office:value="-0.225244898218717" calcext:value-type="float">
            <text:p>-0.225244898218717</text:p>
          </table:table-cell>
          <table:table-cell office:value-type="float" office:value="0.167993616117364" calcext:value-type="float">
            <text:p>0.1679936161173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177629359479542" calcext:value-type="float">
            <text:p>0.177629359479542</text:p>
          </table:table-cell>
          <table:table-cell office:value-type="float" office:value="0.60130889331591" calcext:value-type="float">
            <text:p>0.60130889331591</text:p>
          </table:table-cell>
          <table:table-cell office:value-type="float" office:value="0.531043970119509" calcext:value-type="float">
            <text:p>0.531043970119509</text:p>
          </table:table-cell>
          <table:table-cell office:value-type="float" office:value="0.0927845155083965" calcext:value-type="float">
            <text:p>0.09278451550839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-0.100888787088028" calcext:value-type="float">
            <text:p>-0.100888787088028</text:p>
          </table:table-cell>
          <table:table-cell office:value-type="float" office:value="0.609476884520972" calcext:value-type="float">
            <text:p>0.609476884520972</text:p>
          </table:table-cell>
          <table:table-cell office:value-type="float" office:value="0.409592352106143" calcext:value-type="float">
            <text:p>0.409592352106143</text:p>
          </table:table-cell>
          <table:table-cell office:value-type="float" office:value="0.0304242130259887" calcext:value-type="float">
            <text:p>0.0304242130259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0.0911783039425179" calcext:value-type="float">
            <text:p>-0.091178303942518</text:p>
          </table:table-cell>
          <table:table-cell office:value-type="float" office:value="0.778084574476447" calcext:value-type="float">
            <text:p>0.778084574476447</text:p>
          </table:table-cell>
          <table:table-cell office:value-type="float" office:value="-0.531824137393984" calcext:value-type="float">
            <text:p>-0.531824137393984</text:p>
          </table:table-cell>
          <table:table-cell office:value-type="float" office:value="0.0751305959695675" calcext:value-type="float">
            <text:p>0.07513059596956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375600094926967" calcext:value-type="float">
            <text:p>0.375600094926967</text:p>
          </table:table-cell>
          <table:table-cell office:value-type="float" office:value="0.102684657573879" calcext:value-type="float">
            <text:p>0.102684657573879</text:p>
          </table:table-cell>
          <table:table-cell office:value-type="float" office:value="-0.170617486933013" calcext:value-type="float">
            <text:p>-0.170617486933013</text:p>
          </table:table-cell>
          <table:table-cell office:value-type="float" office:value="0.472021560519687" calcext:value-type="float">
            <text:p>0.47202156051968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0796865927088413" calcext:value-type="float">
            <text:p>0.079686592708841</text:p>
          </table:table-cell>
          <table:table-cell office:value-type="float" office:value="0.659346103726459" calcext:value-type="float">
            <text:p>0.659346103726459</text:p>
          </table:table-cell>
          <table:table-cell office:value-type="float" office:value="0.0657766056786709" calcext:value-type="float">
            <text:p>0.065776605678671</text:p>
          </table:table-cell>
          <table:table-cell office:value-type="float" office:value="0.7160951012391" calcext:value-type="float">
            <text:p>0.716095101239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.476056858380194" calcext:value-type="float">
            <text:p>0.476056858380194</text:p>
          </table:table-cell>
          <table:table-cell office:value-type="float" office:value="0.0186963921605946" calcext:value-type="float">
            <text:p>0.018696392160595</text:p>
          </table:table-cell>
          <table:table-cell office:value-type="float" office:value="-0.0455476743595335" calcext:value-type="float">
            <text:p>-0.045547674359534</text:p>
          </table:table-cell>
          <table:table-cell office:value-type="float" office:value="0.832626267087305" calcext:value-type="float">
            <text:p>0.8326262670873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.170492983124462" calcext:value-type="float">
            <text:p>0.170492983124462</text:p>
          </table:table-cell>
          <table:table-cell office:value-type="float" office:value="0.637699790185769" calcext:value-type="float">
            <text:p>0.637699790185769</text:p>
          </table:table-cell>
          <table:table-cell office:value-type="float" office:value="-0.258445311928082" calcext:value-type="float">
            <text:p>-0.258445311928082</text:p>
          </table:table-cell>
          <table:table-cell office:value-type="float" office:value="0.470923503786223" calcext:value-type="float">
            <text:p>0.47092350378622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.150381831107199" calcext:value-type="float">
            <text:p>0.150381831107199</text:p>
          </table:table-cell>
          <table:table-cell office:value-type="float" office:value="0.463391617238269" calcext:value-type="float">
            <text:p>0.463391617238269</text:p>
          </table:table-cell>
          <table:table-cell office:value-type="float" office:value="-0.0598953286668049" calcext:value-type="float">
            <text:p>-0.059895328666805</text:p>
          </table:table-cell>
          <table:table-cell office:value-type="float" office:value="0.77132049001756" calcext:value-type="float">
            <text:p>0.7713204900175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-0.207699046280098" calcext:value-type="float">
            <text:p>-0.207699046280098</text:p>
          </table:table-cell>
          <table:table-cell office:value-type="float" office:value="0.288893391305238" calcext:value-type="float">
            <text:p>0.288893391305238</text:p>
          </table:table-cell>
          <table:table-cell office:value-type="float" office:value="0.344701846752681" calcext:value-type="float">
            <text:p>0.344701846752681</text:p>
          </table:table-cell>
          <table:table-cell office:value-type="float" office:value="0.0724400018636281" calcext:value-type="float">
            <text:p>0.07244000186362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.348207079956404" calcext:value-type="float">
            <text:p>0.348207079956404</text:p>
          </table:table-cell>
          <table:table-cell office:value-type="float" office:value="0.0812949030409581" calcext:value-type="float">
            <text:p>0.081294903040958</text:p>
          </table:table-cell>
          <table:table-cell office:value-type="float" office:value="0.377209777466527" calcext:value-type="float">
            <text:p>0.377209777466527</text:p>
          </table:table-cell>
          <table:table-cell office:value-type="float" office:value="0.0574774626853591" calcext:value-type="float">
            <text:p>0.05747746268535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.260855795030236" calcext:value-type="float">
            <text:p>0.260855795030236</text:p>
          </table:table-cell>
          <table:table-cell office:value-type="float" office:value="0.240979831796729" calcext:value-type="float">
            <text:p>0.240979831796729</text:p>
          </table:table-cell>
          <table:table-cell office:value-type="float" office:value="0.209959432985715" calcext:value-type="float">
            <text:p>0.209959432985715</text:p>
          </table:table-cell>
          <table:table-cell office:value-type="float" office:value="0.348334794383189" calcext:value-type="float">
            <text:p>0.34833479438318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245269515247337" calcext:value-type="float">
            <text:p>0.245269515247337</text:p>
          </table:table-cell>
          <table:table-cell office:value-type="float" office:value="0.271255361363172" calcext:value-type="float">
            <text:p>0.271255361363172</text:p>
          </table:table-cell>
          <table:table-cell office:value-type="float" office:value="-0.323668418325017" calcext:value-type="float">
            <text:p>-0.323668418325017</text:p>
          </table:table-cell>
          <table:table-cell office:value-type="float" office:value="0.141720115139148" calcext:value-type="float">
            <text:p>0.14172011513914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.00656954802883046" calcext:value-type="float">
            <text:p>0.00656954802883</text:p>
          </table:table-cell>
          <table:table-cell office:value-type="float" office:value="0.980035995238738" calcext:value-type="float">
            <text:p>0.980035995238738</text:p>
          </table:table-cell>
          <table:table-cell office:value-type="float" office:value="-0.417977885800848" calcext:value-type="float">
            <text:p>-0.417977885800848</text:p>
          </table:table-cell>
          <table:table-cell office:value-type="float" office:value="0.0950082703337946" calcext:value-type="float">
            <text:p>0.09500827033379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.491847703932594" calcext:value-type="float">
            <text:p>0.491847703932594</text:p>
          </table:table-cell>
          <table:table-cell office:value-type="float" office:value="0.000384598545306589" calcext:value-type="float">
            <text:p>0.000384598545307</text:p>
          </table:table-cell>
          <table:table-cell office:value-type="float" office:value="0.315909317124521" calcext:value-type="float">
            <text:p>0.315909317124521</text:p>
          </table:table-cell>
          <table:table-cell office:value-type="float" office:value="0.0287173716789997" calcext:value-type="float">
            <text:p>0.028717371679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0.149936324188492" calcext:value-type="float">
            <text:p>0.149936324188492</text:p>
          </table:table-cell>
          <table:table-cell office:value-type="float" office:value="0.208715306658512" calcext:value-type="float">
            <text:p>0.208715306658512</text:p>
          </table:table-cell>
          <table:table-cell office:value-type="float" office:value="0.249716984308146" calcext:value-type="float">
            <text:p>0.249716984308146</text:p>
          </table:table-cell>
          <table:table-cell office:value-type="float" office:value="0.0343895332840562" calcext:value-type="float">
            <text:p>0.03438953328405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0.30985346409673" calcext:value-type="float">
            <text:p>0.30985346409673</text:p>
          </table:table-cell>
          <table:table-cell office:value-type="float" office:value="0.020128222049996" calcext:value-type="float">
            <text:p>0.020128222049996</text:p>
          </table:table-cell>
          <table:table-cell office:value-type="float" office:value="0.342103359495722" calcext:value-type="float">
            <text:p>0.342103359495722</text:p>
          </table:table-cell>
          <table:table-cell office:value-type="float" office:value="0.00985982482385277" calcext:value-type="float">
            <text:p>0.00985982482385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0.140451723470386" calcext:value-type="float">
            <text:p>0.140451723470386</text:p>
          </table:table-cell>
          <table:table-cell office:value-type="float" office:value="0.45108117004861" calcext:value-type="float">
            <text:p>0.45108117004861</text:p>
          </table:table-cell>
          <table:table-cell office:value-type="float" office:value="0.313149892097389" calcext:value-type="float">
            <text:p>0.313149892097389</text:p>
          </table:table-cell>
          <table:table-cell office:value-type="float" office:value="0.086282790427336" calcext:value-type="float">
            <text:p>0.0862827904273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276213474406627" calcext:value-type="float">
            <text:p>0.276213474406627</text:p>
          </table:table-cell>
          <table:table-cell office:value-type="float" office:value="0.0804429082441633" calcext:value-type="float">
            <text:p>0.080442908244163</text:p>
          </table:table-cell>
          <table:table-cell office:value-type="float" office:value="0.535840784324166" calcext:value-type="float">
            <text:p>0.535840784324166</text:p>
          </table:table-cell>
          <table:table-cell office:value-type="float" office:value="0.000305531407836459" calcext:value-type="float">
            <text:p>0.00030553140783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535401695196433" calcext:value-type="float">
            <text:p>0.535401695196433</text:p>
          </table:table-cell>
          <table:table-cell office:value-type="float" office:value="0.171468321310149" calcext:value-type="float">
            <text:p>0.171468321310149</text:p>
          </table:table-cell>
          <table:table-cell office:value-type="float" office:value="0.152387863551892" calcext:value-type="float">
            <text:p>0.152387863551892</text:p>
          </table:table-cell>
          <table:table-cell office:value-type="float" office:value="0.718665389671114" calcext:value-type="float">
            <text:p>0.71866538967111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-0.155402395723378" calcext:value-type="float">
            <text:p>-0.155402395723378</text:p>
          </table:table-cell>
          <table:table-cell office:value-type="float" office:value="0.344828204588541" calcext:value-type="float">
            <text:p>0.344828204588541</text:p>
          </table:table-cell>
          <table:table-cell office:value-type="float" office:value="-0.0147720546418492" calcext:value-type="float">
            <text:p>-0.014772054641849</text:p>
          </table:table-cell>
          <table:table-cell office:value-type="float" office:value="0.928879436323743" calcext:value-type="float">
            <text:p>0.9288794363237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-0.066357723158" calcext:value-type="float">
            <text:p>-0.066357723158</text:p>
          </table:table-cell>
          <table:table-cell office:value-type="float" office:value="0.875944031724937" calcext:value-type="float">
            <text:p>0.875944031724937</text:p>
          </table:table-cell>
          <table:table-cell office:value-type="float" office:value="0.0431175140346183" calcext:value-type="float">
            <text:p>0.043117514034618</text:p>
          </table:table-cell>
          <table:table-cell office:value-type="float" office:value="0.919254806091257" calcext:value-type="float">
            <text:p>0.91925480609125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0.512750988420148" calcext:value-type="float">
            <text:p>0.512750988420148</text:p>
          </table:table-cell>
          <table:table-cell table:style-name="ce7" office:value-type="float" office:value="0.0000126002562763201" calcext:value-type="float">
            <text:p>1.26E-05</text:p>
          </table:table-cell>
          <table:table-cell office:value-type="float" office:value="0.174373437891485" calcext:value-type="float">
            <text:p>0.174373437891485</text:p>
          </table:table-cell>
          <table:table-cell office:value-type="float" office:value="0.164761356858978" calcext:value-type="float">
            <text:p>0.1647613568589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-0.304781202692865" calcext:value-type="float">
            <text:p>-0.304781202692865</text:p>
          </table:table-cell>
          <table:table-cell office:value-type="float" office:value="0.289354405819522" calcext:value-type="float">
            <text:p>0.289354405819522</text:p>
          </table:table-cell>
          <table:table-cell office:value-type="float" office:value="-0.323270464353521" calcext:value-type="float">
            <text:p>-0.323270464353521</text:p>
          </table:table-cell>
          <table:table-cell office:value-type="float" office:value="0.259571806947617" calcext:value-type="float">
            <text:p>0.259571806947617</text:p>
          </table:table-cell>
          <table:table-cell/>
        </table:table-row>
      </table:table>
      <table:table table:name="Local Convergence" table:style-name="ta1">
        <table:table-column table:style-name="co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Game Sessions</text:p>
          </table:table-cell>
          <table:covered-table-cell table:number-columns-repeated="3" table:style-name="ce1"/>
          <table:table-cell table:number-columns-repeated="3"/>
          <table:table-cell table:style-name="ce1" office:value-type="string" calcext:value-type="string" table:number-columns-spanned="4" table:number-rows-spanned="1">
            <text:p>Conversation Sessions</text:p>
          </table:table-cell>
          <table:covered-table-cell table:number-columns-repeated="3"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number-columns-repeated="3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office:value-type="string" calcext:value-type="string">
            <text:p>All Annotator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0.177133292343237" calcext:value-type="float">
            <text:p>-0.177133292343237</text:p>
          </table:table-cell>
          <table:table-cell office:value-type="float" office:value="0.376762219490686" calcext:value-type="float">
            <text:p>0.376762219490686</text:p>
          </table:table-cell>
          <table:table-cell office:value-type="float" office:value="0.0611029671682581" calcext:value-type="float">
            <text:p>0.061102967168258</text:p>
          </table:table-cell>
          <table:table-cell office:value-type="float" office:value="0.762073088416342" calcext:value-type="float">
            <text:p>0.76207308841634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0.217956033574616" calcext:value-type="float">
            <text:p>-0.217956033574616</text:p>
          </table:table-cell>
          <table:table-cell office:value-type="float" office:value="0.306247193249201" calcext:value-type="float">
            <text:p>0.306247193249201</text:p>
          </table:table-cell>
          <table:table-cell office:value-type="float" office:value="0.0725070298066268" calcext:value-type="float">
            <text:p>0.072507029806627</text:p>
          </table:table-cell>
          <table:table-cell office:value-type="float" office:value="0.736349410773582" calcext:value-type="float">
            <text:p>0.73634941077358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0.153020324114105" calcext:value-type="float">
            <text:p>-0.153020324114105</text:p>
          </table:table-cell>
          <table:table-cell office:value-type="float" office:value="0.428083106999244" calcext:value-type="float">
            <text:p>0.428083106999244</text:p>
          </table:table-cell>
          <table:table-cell office:value-type="float" office:value="-0.361841242529377" calcext:value-type="float">
            <text:p>-0.361841242529377</text:p>
          </table:table-cell>
          <table:table-cell table:style-name="ce3" office:value-type="float" office:value="0.0537566225688558" calcext:value-type="float">
            <text:p>0.0537566225688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40892951082085" calcext:value-type="float">
            <text:p>0.40892951082085</text:p>
          </table:table-cell>
          <table:table-cell table:style-name="ce3" office:value-type="float" office:value="0.0307202237632761" calcext:value-type="float">
            <text:p>0.030720223763276</text:p>
          </table:table-cell>
          <table:table-cell office:value-type="float" office:value="-0.0689259219254789" calcext:value-type="float">
            <text:p>-0.068925921925479</text:p>
          </table:table-cell>
          <table:table-cell office:value-type="float" office:value="0.727458618222519" calcext:value-type="float">
            <text:p>0.7274586182225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0.295449020109094" calcext:value-type="float">
            <text:p>-0.295449020109094</text:p>
          </table:table-cell>
          <table:table-cell office:value-type="float" office:value="0.205988328096851" calcext:value-type="float">
            <text:p>0.205988328096851</text:p>
          </table:table-cell>
          <table:table-cell office:value-type="float" office:value="-0.0939666271240295" calcext:value-type="float">
            <text:p>-0.09396662712403</text:p>
          </table:table-cell>
          <table:table-cell office:value-type="float" office:value="0.693546415150963" calcext:value-type="float">
            <text:p>0.6935464151509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-0.384698562922491" calcext:value-type="float">
            <text:p>-0.384698562922491</text:p>
          </table:table-cell>
          <table:table-cell office:value-type="float" office:value="0.174407639229554" calcext:value-type="float">
            <text:p>0.174407639229554</text:p>
          </table:table-cell>
          <table:table-cell office:value-type="float" office:value="-0.288458196635161" calcext:value-type="float">
            <text:p>-0.288458196635161</text:p>
          </table:table-cell>
          <table:table-cell office:value-type="float" office:value="0.31723457642878" calcext:value-type="float">
            <text:p>0.317234576428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11784839887239" calcext:value-type="float">
            <text:p>0.11784839887239</text:p>
          </table:table-cell>
          <table:table-cell office:value-type="float" office:value="0.500161581746156" calcext:value-type="float">
            <text:p>0.500161581746156</text:p>
          </table:table-cell>
          <table:table-cell office:value-type="float" office:value="-0.224480396890193" calcext:value-type="float">
            <text:p>-0.224480396890193</text:p>
          </table:table-cell>
          <table:table-cell office:value-type="float" office:value="0.194826606323355" calcext:value-type="float">
            <text:p>0.1948266063233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300833783696696" calcext:value-type="float">
            <text:p>0.300833783696696</text:p>
          </table:table-cell>
          <table:table-cell office:value-type="float" office:value="0.135343322500782" calcext:value-type="float">
            <text:p>0.135343322500782</text:p>
          </table:table-cell>
          <table:table-cell office:value-type="float" office:value="0.463976197015054" calcext:value-type="float">
            <text:p>0.463976197015054</text:p>
          </table:table-cell>
          <table:table-cell table:style-name="ce3" office:value-type="float" office:value="0.0169589672653159" calcext:value-type="float">
            <text:p>0.0169589672653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0379735515571297" calcext:value-type="float">
            <text:p>0.03797355155713</text:p>
          </table:table-cell>
          <table:table-cell office:value-type="float" office:value="0.85698628249866" calcext:value-type="float">
            <text:p>0.85698628249866</text:p>
          </table:table-cell>
          <table:table-cell office:value-type="float" office:value="0.26839104748297" calcext:value-type="float">
            <text:p>0.26839104748297</text:p>
          </table:table-cell>
          <table:table-cell office:value-type="float" office:value="0.194560013201817" calcext:value-type="float">
            <text:p>0.1945600132018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-0.269490780221824" calcext:value-type="float">
            <text:p>-0.269490780221824</text:p>
          </table:table-cell>
          <table:table-cell office:value-type="float" office:value="0.237461648578131" calcext:value-type="float">
            <text:p>0.237461648578131</text:p>
          </table:table-cell>
          <table:table-cell office:value-type="float" office:value="-0.399601129793846" calcext:value-type="float">
            <text:p>-0.399601129793846</text:p>
          </table:table-cell>
          <table:table-cell table:style-name="ce3" office:value-type="float" office:value="0.0727015642142433" calcext:value-type="float">
            <text:p>0.0727015642142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-0.32784258078875" calcext:value-type="float">
            <text:p>-0.32784258078875</text:p>
          </table:table-cell>
          <table:table-cell table:style-name="ce3" office:value-type="float" office:value="0.0669856536425349" calcext:value-type="float">
            <text:p>0.066985653642535</text:p>
          </table:table-cell>
          <table:table-cell office:value-type="float" office:value="0.417772442009043" calcext:value-type="float">
            <text:p>0.417772442009043</text:p>
          </table:table-cell>
          <table:table-cell table:style-name="ce3" office:value-type="float" office:value="0.0173497004275679" calcext:value-type="float">
            <text:p>0.01734970042756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.108644683793871" calcext:value-type="float">
            <text:p>0.108644683793871</text:p>
          </table:table-cell>
          <table:table-cell office:value-type="float" office:value="0.462308343542689" calcext:value-type="float">
            <text:p>0.462308343542689</text:p>
          </table:table-cell>
          <table:table-cell office:value-type="float" office:value="-0.139976469970406" calcext:value-type="float">
            <text:p>-0.139976469970406</text:p>
          </table:table-cell>
          <table:table-cell office:value-type="float" office:value="0.342668994498304" calcext:value-type="float">
            <text:p>0.34266899449830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0.00421718116099793" calcext:value-type="float">
            <text:p>0.004217181160998</text:p>
          </table:table-cell>
          <table:table-cell office:value-type="float" office:value="0.980525437772134" calcext:value-type="float">
            <text:p>0.980525437772134</text:p>
          </table:table-cell>
          <table:table-cell office:value-type="float" office:value="-0.362308005105436" calcext:value-type="float">
            <text:p>-0.362308005105436</text:p>
          </table:table-cell>
          <table:table-cell table:style-name="ce3" office:value-type="float" office:value="0.0298926656470979" calcext:value-type="float">
            <text:p>0.0298926656470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408577079477988" calcext:value-type="float">
            <text:p>0.408577079477988</text:p>
          </table:table-cell>
          <table:table-cell table:style-name="ce3" office:value-type="float" office:value="0.0590413099190754" calcext:value-type="float">
            <text:p>0.059041309919075</text:p>
          </table:table-cell>
          <table:table-cell office:value-type="float" office:value="0.0923400316544308" calcext:value-type="float">
            <text:p>0.092340031654431</text:p>
          </table:table-cell>
          <table:table-cell office:value-type="float" office:value="0.68275499930755" calcext:value-type="float">
            <text:p>0.682754999307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-0.147176372806324" calcext:value-type="float">
            <text:p>-0.147176372806324</text:p>
          </table:table-cell>
          <table:table-cell office:value-type="float" office:value="0.586491079944636" calcext:value-type="float">
            <text:p>0.586491079944636</text:p>
          </table:table-cell>
          <table:table-cell office:value-type="float" office:value="0.362704228963871" calcext:value-type="float">
            <text:p>0.362704228963871</text:p>
          </table:table-cell>
          <table:table-cell office:value-type="float" office:value="0.167374035184949" calcext:value-type="float">
            <text:p>0.1673740351849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0.257012164179285" calcext:value-type="float">
            <text:p>-0.257012164179285</text:p>
          </table:table-cell>
          <table:table-cell office:value-type="float" office:value="0.375063250636064" calcext:value-type="float">
            <text:p>0.375063250636064</text:p>
          </table:table-cell>
          <table:table-cell office:value-type="float" office:value="0.390794829693625" calcext:value-type="float">
            <text:p>0.390794829693625</text:p>
          </table:table-cell>
          <table:table-cell office:value-type="float" office:value="0.167100166236224" calcext:value-type="float">
            <text:p>0.1671001662362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-0.0197611766390594" calcext:value-type="float">
            <text:p>-0.01976117663906</text:p>
          </table:table-cell>
          <table:table-cell office:value-type="float" office:value="0.904954590347494" calcext:value-type="float">
            <text:p>0.904954590347494</text:p>
          </table:table-cell>
          <table:table-cell office:value-type="float" office:value="-0.132569978195661" calcext:value-type="float">
            <text:p>-0.132569978195661</text:p>
          </table:table-cell>
          <table:table-cell office:value-type="float" office:value="0.421094785952357" calcext:value-type="float">
            <text:p>0.42109478595235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0.00461949389371488" calcext:value-type="float">
            <text:p>-0.004619493893715</text:p>
          </table:table-cell>
          <table:table-cell office:value-type="float" office:value="0.989245118407132" calcext:value-type="float">
            <text:p>0.989245118407132</text:p>
          </table:table-cell>
          <table:table-cell office:value-type="float" office:value="-0.145873552706362" calcext:value-type="float">
            <text:p>-0.145873552706362</text:p>
          </table:table-cell>
          <table:table-cell office:value-type="float" office:value="0.668673654240803" calcext:value-type="float">
            <text:p>0.6686736542408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-0.0731305585842632" calcext:value-type="float">
            <text:p>-0.073130558584263</text:p>
          </table:table-cell>
          <table:table-cell office:value-type="float" office:value="0.711513979615642" calcext:value-type="float">
            <text:p>0.711513979615642</text:p>
          </table:table-cell>
          <table:table-cell office:value-type="float" office:value="0.25937845185897" calcext:value-type="float">
            <text:p>0.25937845185897</text:p>
          </table:table-cell>
          <table:table-cell office:value-type="float" office:value="0.182573923968003" calcext:value-type="float">
            <text:p>0.1825739239680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833717369653931" calcext:value-type="float">
            <text:p>0.833717369653931</text:p>
          </table:table-cell>
          <table:table-cell table:style-name="ce3" office:value-type="float" office:value="0.00075191617576885" calcext:value-type="float">
            <text:p>0.000751916175769</text:p>
          </table:table-cell>
          <table:table-cell office:value-type="float" office:value="-0.017903300297242" calcext:value-type="float">
            <text:p>-0.017903300297242</text:p>
          </table:table-cell>
          <table:table-cell office:value-type="float" office:value="0.95595992098601" calcext:value-type="float">
            <text:p>0.9559599209860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-0.0547957487996903" calcext:value-type="float">
            <text:p>-0.05479574879969</text:p>
          </table:table-cell>
          <table:table-cell office:value-type="float" office:value="0.818521542763048" calcext:value-type="float">
            <text:p>0.818521542763048</text:p>
          </table:table-cell>
          <table:table-cell office:value-type="float" office:value="-0.194813129770599" calcext:value-type="float">
            <text:p>-0.194813129770599</text:p>
          </table:table-cell>
          <table:table-cell office:value-type="float" office:value="0.410472305540094" calcext:value-type="float">
            <text:p>0.41047230554009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-0.125237757808498" calcext:value-type="float">
            <text:p>-0.125237757808498</text:p>
          </table:table-cell>
          <table:table-cell office:value-type="float" office:value="0.487407841863817" calcext:value-type="float">
            <text:p>0.487407841863817</text:p>
          </table:table-cell>
          <table:table-cell office:value-type="float" office:value="0.0363743770151901" calcext:value-type="float">
            <text:p>0.03637437701519</text:p>
          </table:table-cell>
          <table:table-cell office:value-type="float" office:value="0.840726542226017" calcext:value-type="float">
            <text:p>0.840726542226017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-0.00276973811008303" calcext:value-type="float">
            <text:p>-0.002769738110083</text:p>
          </table:table-cell>
          <table:table-cell office:value-type="float" office:value="0.989751848575753" calcext:value-type="float">
            <text:p>0.989751848575753</text:p>
          </table:table-cell>
          <table:table-cell office:value-type="float" office:value="0.0856776685923217" calcext:value-type="float">
            <text:p>0.085677668592322</text:p>
          </table:table-cell>
          <table:table-cell office:value-type="float" office:value="0.6905862827208" calcext:value-type="float">
            <text:p>0.69058628272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-0.279083825119293" calcext:value-type="float">
            <text:p>-0.279083825119293</text:p>
          </table:table-cell>
          <table:table-cell office:value-type="float" office:value="0.434873364017376" calcext:value-type="float">
            <text:p>0.434873364017376</text:p>
          </table:table-cell>
          <table:table-cell office:value-type="float" office:value="-0.572130096287286" calcext:value-type="float">
            <text:p>-0.572130096287286</text:p>
          </table:table-cell>
          <table:table-cell table:style-name="ce3" office:value-type="float" office:value="0.0839457080661815" calcext:value-type="float">
            <text:p>0.0839457080661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-0.181810531844606" calcext:value-type="float">
            <text:p>-0.181810531844606</text:p>
          </table:table-cell>
          <table:table-cell office:value-type="float" office:value="0.37405525641838" calcext:value-type="float">
            <text:p>0.37405525641838</text:p>
          </table:table-cell>
          <table:table-cell office:value-type="float" office:value="-0.157771665823768" calcext:value-type="float">
            <text:p>-0.157771665823768</text:p>
          </table:table-cell>
          <table:table-cell office:value-type="float" office:value="0.441444950741991" calcext:value-type="float">
            <text:p>0.4414449507419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0.629042894837215" calcext:value-type="float">
            <text:p>0.629042894837215</text:p>
          </table:table-cell>
          <table:table-cell table:style-name="ce3" office:value-type="float" office:value="0.000336266143781377" calcext:value-type="float">
            <text:p>0.000336266143781</text:p>
          </table:table-cell>
          <table:table-cell office:value-type="float" office:value="0.307273605134919" calcext:value-type="float">
            <text:p>0.307273605134919</text:p>
          </table:table-cell>
          <table:table-cell office:value-type="float" office:value="0.111707729859329" calcext:value-type="float">
            <text:p>0.11170772985932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.0786142965654181" calcext:value-type="float">
            <text:p>0.078614296565418</text:p>
          </table:table-cell>
          <table:table-cell office:value-type="float" office:value="0.702659433069913" calcext:value-type="float">
            <text:p>0.702659433069913</text:p>
          </table:table-cell>
          <table:table-cell office:value-type="float" office:value="-0.296317916767116" calcext:value-type="float">
            <text:p>-0.296317916767116</text:p>
          </table:table-cell>
          <table:table-cell office:value-type="float" office:value="0.141597945788599" calcext:value-type="float">
            <text:p>0.1415979457885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-0.230551426409929" calcext:value-type="float">
            <text:p>-0.230551426409929</text:p>
          </table:table-cell>
          <table:table-cell office:value-type="float" office:value="0.301955061470029" calcext:value-type="float">
            <text:p>0.301955061470029</text:p>
          </table:table-cell>
          <table:table-cell office:value-type="float" office:value="-0.362542103973946" calcext:value-type="float">
            <text:p>-0.362542103973946</text:p>
          </table:table-cell>
          <table:table-cell table:style-name="ce3" office:value-type="float" office:value="0.0972806799726441" calcext:value-type="float">
            <text:p>0.09728067997264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110386722557571" calcext:value-type="float">
            <text:p>0.110386722557571</text:p>
          </table:table-cell>
          <table:table-cell office:value-type="float" office:value="0.624816193015483" calcext:value-type="float">
            <text:p>0.624816193015483</text:p>
          </table:table-cell>
          <table:table-cell office:value-type="float" office:value="0.213494456173449" calcext:value-type="float">
            <text:p>0.213494456173449</text:p>
          </table:table-cell>
          <table:table-cell office:value-type="float" office:value="0.34009051193293" calcext:value-type="float">
            <text:p>0.3400905119329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.0111923928714232" calcext:value-type="float">
            <text:p>0.011192392871423</text:p>
          </table:table-cell>
          <table:table-cell office:value-type="float" office:value="0.965993818964904" calcext:value-type="float">
            <text:p>0.965993818964904</text:p>
          </table:table-cell>
          <table:table-cell office:value-type="float" office:value="0.208793643674735" calcext:value-type="float">
            <text:p>0.208793643674735</text:p>
          </table:table-cell>
          <table:table-cell office:value-type="float" office:value="0.421265227205801" calcext:value-type="float">
            <text:p>0.42126522720580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.177117302637326" calcext:value-type="float">
            <text:p>0.177117302637326</text:p>
          </table:table-cell>
          <table:table-cell office:value-type="float" office:value="0.228470609629665" calcext:value-type="float">
            <text:p>0.228470609629665</text:p>
          </table:table-cell>
          <table:table-cell office:value-type="float" office:value="-0.149525013971016" calcext:value-type="float">
            <text:p>-0.149525013971016</text:p>
          </table:table-cell>
          <table:table-cell office:value-type="float" office:value="0.310416107835893" calcext:value-type="float">
            <text:p>0.310416107835893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-0.206734399299269" calcext:value-type="float">
            <text:p>-0.206734399299269</text:p>
          </table:table-cell>
          <table:table-cell table:style-name="ce3" office:value-type="float" office:value="0.0814428607232959" calcext:value-type="float">
            <text:p>0.081442860723296</text:p>
          </table:table-cell>
          <table:table-cell office:value-type="float" office:value="-0.0690180237595051" calcext:value-type="float">
            <text:p>-0.069018023759505</text:p>
          </table:table-cell>
          <table:table-cell office:value-type="float" office:value="0.564564172779964" calcext:value-type="float">
            <text:p>0.564564172779964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-0.144340694652064" calcext:value-type="float">
            <text:p>-0.144340694652064</text:p>
          </table:table-cell>
          <table:table-cell office:value-type="float" office:value="0.288528613617966" calcext:value-type="float">
            <text:p>0.288528613617966</text:p>
          </table:table-cell>
          <table:table-cell office:value-type="float" office:value="0.0309539793687144" calcext:value-type="float">
            <text:p>0.030953979368714</text:p>
          </table:table-cell>
          <table:table-cell office:value-type="float" office:value="0.820837343814402" calcext:value-type="float">
            <text:p>0.82083734381440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-0.289028461308495" calcext:value-type="float">
            <text:p>-0.289028461308495</text:p>
          </table:table-cell>
          <table:table-cell office:value-type="float" office:value="0.11479980482369" calcext:value-type="float">
            <text:p>0.11479980482369</text:p>
          </table:table-cell>
          <table:table-cell office:value-type="float" office:value="0.0515295352789207" calcext:value-type="float">
            <text:p>0.051529535278921</text:p>
          </table:table-cell>
          <table:table-cell office:value-type="float" office:value="0.783088056133105" calcext:value-type="float">
            <text:p>0.7830880561331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0977526576340884" calcext:value-type="float">
            <text:p>0.097752657634088</text:p>
          </table:table-cell>
          <table:table-cell office:value-type="float" office:value="0.543171170993845" calcext:value-type="float">
            <text:p>0.543171170993845</text:p>
          </table:table-cell>
          <table:table-cell office:value-type="float" office:value="-0.0716530260399931" calcext:value-type="float">
            <text:p>-0.071653026039993</text:p>
          </table:table-cell>
          <table:table-cell office:value-type="float" office:value="0.656184197750784" calcext:value-type="float">
            <text:p>0.6561841977507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288612897565912" calcext:value-type="float">
            <text:p>0.288612897565912</text:p>
          </table:table-cell>
          <table:table-cell office:value-type="float" office:value="0.488150750571126" calcext:value-type="float">
            <text:p>0.488150750571126</text:p>
          </table:table-cell>
          <table:table-cell office:value-type="float" office:value="-0.261549743949193" calcext:value-type="float">
            <text:p>-0.261549743949193</text:p>
          </table:table-cell>
          <table:table-cell office:value-type="float" office:value="0.531500446988678" calcext:value-type="float">
            <text:p>0.53150044698867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-0.0256465956188116" calcext:value-type="float">
            <text:p>-0.025646595618812</text:p>
          </table:table-cell>
          <table:table-cell office:value-type="float" office:value="0.876839205388331" calcext:value-type="float">
            <text:p>0.876839205388331</text:p>
          </table:table-cell>
          <table:table-cell office:value-type="float" office:value="0.143548862907474" calcext:value-type="float">
            <text:p>0.143548862907474</text:p>
          </table:table-cell>
          <table:table-cell office:value-type="float" office:value="0.383304793477976" calcext:value-type="float">
            <text:p>0.3833047934779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713835182145394" calcext:value-type="float">
            <text:p>0.713835182145394</text:p>
          </table:table-cell>
          <table:table-cell table:style-name="ce3" office:value-type="float" office:value="0.0467311536675721" calcext:value-type="float">
            <text:p>0.046731153667572</text:p>
          </table:table-cell>
          <table:table-cell office:value-type="float" office:value="-0.206062793423467" calcext:value-type="float">
            <text:p>-0.206062793423467</text:p>
          </table:table-cell>
          <table:table-cell office:value-type="float" office:value="0.624430202966862" calcext:value-type="float">
            <text:p>0.62443020296686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-0.00308059719370935" calcext:value-type="float">
            <text:p>-0.003080597193709</text:p>
          </table:table-cell>
          <table:table-cell office:value-type="float" office:value="0.980569676429347" calcext:value-type="float">
            <text:p>0.980569676429347</text:p>
          </table:table-cell>
          <table:table-cell office:value-type="float" office:value="-0.358198844292986" calcext:value-type="float">
            <text:p>-0.358198844292986</text:p>
          </table:table-cell>
          <table:table-cell table:style-name="ce3" office:value-type="float" office:value="0.00339242900731601" calcext:value-type="float">
            <text:p>0.0033924290073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-0.12365255857925" calcext:value-type="float">
            <text:p>-0.12365255857925</text:p>
          </table:table-cell>
          <table:table-cell office:value-type="float" office:value="0.673643895476861" calcext:value-type="float">
            <text:p>0.673643895476861</text:p>
          </table:table-cell>
          <table:table-cell office:value-type="float" office:value="-0.219470384820336" calcext:value-type="float">
            <text:p>-0.219470384820336</text:p>
          </table:table-cell>
          <table:table-cell office:value-type="float" office:value="0.450917773984764" calcext:value-type="float">
            <text:p>0.450917773984764</text:p>
          </table:table-cell>
          <table:table-cell/>
        </table:table-row>
      </table:table>
      <table:table table:name="Local Similarity" table:style-name="ta1">
        <table:table-column table:style-name="co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Game Sessions</text:p>
          </table:table-cell>
          <table:covered-table-cell table:number-columns-repeated="3" table:style-name="ce1"/>
          <table:table-cell table:number-columns-repeated="3"/>
          <table:table-cell table:style-name="ce1" office:value-type="string" calcext:value-type="string" table:number-columns-spanned="4" table:number-rows-spanned="1">
            <text:p>Conversation Sessions</text:p>
          </table:table-cell>
          <table:covered-table-cell table:number-columns-repeated="3"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table:number-columns-repeated="3"/>
          <table:table-cell table:style-name="ce1" office:value-type="string" calcext:value-type="string" table:number-columns-spanned="2" table:number-rows-spanned="1">
            <text:p>Val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ousal</text:p>
          </table:table-cell>
          <table:covered-table-cell table:style-name="ce1"/>
          <table:table-cell office:value-type="string" calcext:value-type="string">
            <text:p>All Annotator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0.190424842444761" calcext:value-type="float">
            <text:p>-0.190424842444761</text:p>
          </table:table-cell>
          <table:table-cell office:value-type="float" office:value="0.850455275232291" calcext:value-type="float">
            <text:p>0.850455275232291</text:p>
          </table:table-cell>
          <table:table-cell office:value-type="float" office:value="-0.195536649267402" calcext:value-type="float">
            <text:p>-0.195536649267402</text:p>
          </table:table-cell>
          <table:table-cell office:value-type="float" office:value="0.846492976511707" calcext:value-type="float">
            <text:p>0.84649297651170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1.90449764918654" calcext:value-type="float">
            <text:p>-1.90449764918654</text:p>
          </table:table-cell>
          <table:table-cell table:style-name="ce3" office:value-type="float" office:value="0.0688992957422967" calcext:value-type="float">
            <text:p>0.068899295742297</text:p>
          </table:table-cell>
          <table:table-cell office:value-type="float" office:value="-1.4298230919655" calcext:value-type="float">
            <text:p>-1.4298230919655</text:p>
          </table:table-cell>
          <table:table-cell office:value-type="float" office:value="0.165657552789381" calcext:value-type="float">
            <text:p>0.16565755278938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2.86057229234516" calcext:value-type="float">
            <text:p>-2.86057229234516</text:p>
          </table:table-cell>
          <table:table-cell table:style-name="ce3" office:value-type="float" office:value="0.00790713536990339" calcext:value-type="float">
            <text:p>0.007907135369903</text:p>
          </table:table-cell>
          <table:table-cell office:value-type="float" office:value="2.67452196509321" calcext:value-type="float">
            <text:p>2.67452196509321</text:p>
          </table:table-cell>
          <table:table-cell table:style-name="ce3" office:value-type="float" office:value="0.0123519318425558" calcext:value-type="float">
            <text:p>0.0123519318425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-3.53591986106293" calcext:value-type="float">
            <text:p>-3.53591986106293</text:p>
          </table:table-cell>
          <table:table-cell table:style-name="ce3" office:value-type="float" office:value="0.00148919817186443" calcext:value-type="float">
            <text:p>0.001489198171864</text:p>
          </table:table-cell>
          <table:table-cell office:value-type="float" office:value="0.30389991885889" calcext:value-type="float">
            <text:p>0.30389991885889</text:p>
          </table:table-cell>
          <table:table-cell office:value-type="float" office:value="0.763533870412282" calcext:value-type="float">
            <text:p>0.7635338704122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1.16864065534965" calcext:value-type="float">
            <text:p>-1.16864065534965</text:p>
          </table:table-cell>
          <table:table-cell office:value-type="float" office:value="0.257793518627462" calcext:value-type="float">
            <text:p>0.257793518627462</text:p>
          </table:table-cell>
          <table:table-cell office:value-type="float" office:value="0.479173110781525" calcext:value-type="float">
            <text:p>0.479173110781525</text:p>
          </table:table-cell>
          <table:table-cell office:value-type="float" office:value="0.63758524551561" calcext:value-type="float">
            <text:p>0.637585245515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-2.1446718346147" calcext:value-type="float">
            <text:p>-2.1446718346147</text:p>
          </table:table-cell>
          <table:table-cell table:style-name="ce3" office:value-type="float" office:value="0.0514543880689986" calcext:value-type="float">
            <text:p>0.051454388068999</text:p>
          </table:table-cell>
          <table:table-cell office:value-type="float" office:value="-2.97088361996056" calcext:value-type="float">
            <text:p>-2.97088361996056</text:p>
          </table:table-cell>
          <table:table-cell table:style-name="ce3" office:value-type="float" office:value="0.0108284161799123" calcext:value-type="float">
            <text:p>0.0108284161799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689106213730375" calcext:value-type="float">
            <text:p>0.689106213730375</text:p>
          </table:table-cell>
          <table:table-cell office:value-type="float" office:value="0.495573433996022" calcext:value-type="float">
            <text:p>0.495573433996022</text:p>
          </table:table-cell>
          <table:table-cell office:value-type="float" office:value="1.18377723690535" calcext:value-type="float">
            <text:p>1.18377723690535</text:p>
          </table:table-cell>
          <table:table-cell office:value-type="float" office:value="0.244958512441761" calcext:value-type="float">
            <text:p>0.2449585124417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.87765307984729" calcext:value-type="float">
            <text:p>1.87765307984729</text:p>
          </table:table-cell>
          <table:table-cell table:style-name="ce3" office:value-type="float" office:value="0.072143255170923" calcext:value-type="float">
            <text:p>0.072143255170923</text:p>
          </table:table-cell>
          <table:table-cell office:value-type="float" office:value="2.02194452500991" calcext:value-type="float">
            <text:p>2.02194452500991</text:p>
          </table:table-cell>
          <table:table-cell table:style-name="ce3" office:value-type="float" office:value="0.0540074881023066" calcext:value-type="float">
            <text:p>0.0540074881023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.3141313713929" calcext:value-type="float">
            <text:p>1.3141313713929</text:p>
          </table:table-cell>
          <table:table-cell office:value-type="float" office:value="0.201224377271041" calcext:value-type="float">
            <text:p>0.201224377271041</text:p>
          </table:table-cell>
          <table:table-cell office:value-type="float" office:value="0.729731844158438" calcext:value-type="float">
            <text:p>0.729731844158438</text:p>
          </table:table-cell>
          <table:table-cell office:value-type="float" office:value="0.472616945364711" calcext:value-type="float">
            <text:p>0.4726169453647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-0.931323339678223" calcext:value-type="float">
            <text:p>-0.931323339678223</text:p>
          </table:table-cell>
          <table:table-cell office:value-type="float" office:value="0.362793079556813" calcext:value-type="float">
            <text:p>0.362793079556813</text:p>
          </table:table-cell>
          <table:table-cell office:value-type="float" office:value="-0.922645355922188" calcext:value-type="float">
            <text:p>-0.922645355922188</text:p>
          </table:table-cell>
          <table:table-cell office:value-type="float" office:value="0.367189509812197" calcext:value-type="float">
            <text:p>0.3671895098121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.69706562841168" calcext:value-type="float">
            <text:p>2.69706562841168</text:p>
          </table:table-cell>
          <table:table-cell table:style-name="ce3" office:value-type="float" office:value="0.011364443474529" calcext:value-type="float">
            <text:p>0.011364443474529</text:p>
          </table:table-cell>
          <table:table-cell office:value-type="float" office:value="4.12985208061075" calcext:value-type="float">
            <text:p>4.12985208061075</text:p>
          </table:table-cell>
          <table:table-cell table:style-name="ce3" office:value-type="float" office:value="0.000266927890815934" calcext:value-type="float">
            <text:p>0.00026692789081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638089745979041" calcext:value-type="float">
            <text:p>0.638089745979041</text:p>
          </table:table-cell>
          <table:table-cell office:value-type="float" office:value="0.526579234236847" calcext:value-type="float">
            <text:p>0.526579234236847</text:p>
          </table:table-cell>
          <table:table-cell office:value-type="float" office:value="2.92972697151421" calcext:value-type="float">
            <text:p>2.92972697151421</text:p>
          </table:table-cell>
          <table:table-cell table:style-name="ce3" office:value-type="float" office:value="0.00526489052858169" calcext:value-type="float">
            <text:p>0.00526489052858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.736058985436641" calcext:value-type="float">
            <text:p>0.736058985436641</text:p>
          </table:table-cell>
          <table:table-cell office:value-type="float" office:value="0.466742966710061" calcext:value-type="float">
            <text:p>0.466742966710061</text:p>
          </table:table-cell>
          <table:table-cell office:value-type="float" office:value="1.98589540466848" calcext:value-type="float">
            <text:p>1.98589540466848</text:p>
          </table:table-cell>
          <table:table-cell table:style-name="ce3" office:value-type="float" office:value="0.0551557542714166" calcext:value-type="float">
            <text:p>0.0551557542714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-0.90686107828515" calcext:value-type="float">
            <text:p>-0.90686107828515</text:p>
          </table:table-cell>
          <table:table-cell office:value-type="float" office:value="0.375277358573405" calcext:value-type="float">
            <text:p>0.375277358573405</text:p>
          </table:table-cell>
          <table:table-cell office:value-type="float" office:value="1.71720476365225" calcext:value-type="float">
            <text:p>1.71720476365225</text:p>
          </table:table-cell>
          <table:table-cell office:value-type="float" office:value="0.101388760733685" calcext:value-type="float">
            <text:p>0.10138876073368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.570951660469876" calcext:value-type="float">
            <text:p>0.570951660469876</text:p>
          </table:table-cell>
          <table:table-cell office:value-type="float" office:value="0.576487060576241" calcext:value-type="float">
            <text:p>0.576487060576241</text:p>
          </table:table-cell>
          <table:table-cell office:value-type="float" office:value="2.15977880219272" calcext:value-type="float">
            <text:p>2.15977880219272</text:p>
          </table:table-cell>
          <table:table-cell table:style-name="ce3" office:value-type="float" office:value="0.0473877584827953" calcext:value-type="float">
            <text:p>0.0473877584827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.24663484663944" calcext:value-type="float">
            <text:p>2.24663484663944</text:p>
          </table:table-cell>
          <table:table-cell table:style-name="ce3" office:value-type="float" office:value="0.046161418929192" calcext:value-type="float">
            <text:p>0.046161418929192</text:p>
          </table:table-cell>
          <table:table-cell office:value-type="float" office:value="-0.672887270528272" calcext:value-type="float">
            <text:p>-0.672887270528272</text:p>
          </table:table-cell>
          <table:table-cell office:value-type="float" office:value="0.514906381483536" calcext:value-type="float">
            <text:p>0.51490638148353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.43311878919249" calcext:value-type="float">
            <text:p>2.43311878919249</text:p>
          </table:table-cell>
          <table:table-cell table:style-name="ce3" office:value-type="float" office:value="0.0199209046911649" calcext:value-type="float">
            <text:p>0.019920904691165</text:p>
          </table:table-cell>
          <table:table-cell office:value-type="float" office:value="1.20272969054274" calcext:value-type="float">
            <text:p>1.20272969054274</text:p>
          </table:table-cell>
          <table:table-cell office:value-type="float" office:value="0.236721189241043" calcext:value-type="float">
            <text:p>0.2367211892410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45502813517971" calcext:value-type="float">
            <text:p>0.345502813517971</text:p>
          </table:table-cell>
          <table:table-cell office:value-type="float" office:value="0.736874134292579" calcext:value-type="float">
            <text:p>0.736874134292579</text:p>
          </table:table-cell>
          <table:table-cell office:value-type="float" office:value="1.74446537704842" calcext:value-type="float">
            <text:p>1.74446537704842</text:p>
          </table:table-cell>
          <table:table-cell office:value-type="float" office:value="0.111675926391046" calcext:value-type="float">
            <text:p>0.11167592639104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.45280099195054" calcext:value-type="float">
            <text:p>1.45280099195054</text:p>
          </table:table-cell>
          <table:table-cell office:value-type="float" office:value="0.158242249595598" calcext:value-type="float">
            <text:p>0.158242249595598</text:p>
          </table:table-cell>
          <table:table-cell office:value-type="float" office:value="0.818465867282408" calcext:value-type="float">
            <text:p>0.818465867282408</text:p>
          </table:table-cell>
          <table:table-cell office:value-type="float" office:value="0.420529756437758" calcext:value-type="float">
            <text:p>0.4205297564377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0.714427529879989" calcext:value-type="float">
            <text:p>-0.714427529879989</text:p>
          </table:table-cell>
          <table:table-cell office:value-type="float" office:value="0.489846427282139" calcext:value-type="float">
            <text:p>0.489846427282139</text:p>
          </table:table-cell>
          <table:table-cell office:value-type="float" office:value="3.50965930324131" calcext:value-type="float">
            <text:p>3.50965930324131</text:p>
          </table:table-cell>
          <table:table-cell table:style-name="ce3" office:value-type="float" office:value="0.00488652523350687" calcext:value-type="float">
            <text:p>0.0048865252335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.3949479372713" calcext:value-type="float">
            <text:p>2.3949479372713</text:p>
          </table:table-cell>
          <table:table-cell table:style-name="ce3" office:value-type="float" office:value="0.0292114383685394" calcext:value-type="float">
            <text:p>0.029211438368539</text:p>
          </table:table-cell>
          <table:table-cell office:value-type="float" office:value="-0.161142235041526" calcext:value-type="float">
            <text:p>-0.161142235041526</text:p>
          </table:table-cell>
          <table:table-cell office:value-type="float" office:value="0.873998529211891" calcext:value-type="float">
            <text:p>0.87399852921189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565175586894214" calcext:value-type="float">
            <text:p>0.565175586894214</text:p>
          </table:table-cell>
          <table:table-cell office:value-type="float" office:value="0.575895695718283" calcext:value-type="float">
            <text:p>0.575895695718283</text:p>
          </table:table-cell>
          <table:table-cell office:value-type="float" office:value="1.12526383016785" calcext:value-type="float">
            <text:p>1.12526383016785</text:p>
          </table:table-cell>
          <table:table-cell office:value-type="float" office:value="0.26884666260505" calcext:value-type="float">
            <text:p>0.26884666260505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.53695388110565" calcext:value-type="float">
            <text:p>2.53695388110565</text:p>
          </table:table-cell>
          <table:table-cell table:style-name="ce3" office:value-type="float" office:value="0.0184248334407454" calcext:value-type="float">
            <text:p>0.018424833440745</text:p>
          </table:table-cell>
          <table:table-cell office:value-type="float" office:value="-1.80773424879526" calcext:value-type="float">
            <text:p>-1.80773424879526</text:p>
          </table:table-cell>
          <table:table-cell table:style-name="ce3" office:value-type="float" office:value="0.0837451565787339" calcext:value-type="float">
            <text:p>0.0837451565787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.759629870034886" calcext:value-type="float">
            <text:p>0.759629870034886</text:p>
          </table:table-cell>
          <table:table-cell office:value-type="float" office:value="0.46690610608129" calcext:value-type="float">
            <text:p>0.46690610608129</text:p>
          </table:table-cell>
          <table:table-cell office:value-type="float" office:value="-0.878368926492172" calcext:value-type="float">
            <text:p>-0.878368926492172</text:p>
          </table:table-cell>
          <table:table-cell office:value-type="float" office:value="0.402584102672977" calcext:value-type="float">
            <text:p>0.40258410267297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.32386480809798" calcext:value-type="float">
            <text:p>3.32386480809798</text:p>
          </table:table-cell>
          <table:table-cell table:style-name="ce3" office:value-type="float" office:value="0.00273865663417388" calcext:value-type="float">
            <text:p>0.002738656634174</text:p>
          </table:table-cell>
          <table:table-cell office:value-type="float" office:value="0.925509116495653" calcext:value-type="float">
            <text:p>0.925509116495653</text:p>
          </table:table-cell>
          <table:table-cell office:value-type="float" office:value="0.363549568475037" calcext:value-type="float">
            <text:p>0.3635495684750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-0.357212475129032" calcext:value-type="float">
            <text:p>-0.357212475129032</text:p>
          </table:table-cell>
          <table:table-cell office:value-type="float" office:value="0.723709739771378" calcext:value-type="float">
            <text:p>0.723709739771378</text:p>
          </table:table-cell>
          <table:table-cell office:value-type="float" office:value="2.09708485627388" calcext:value-type="float">
            <text:p>2.09708485627388</text:p>
          </table:table-cell>
          <table:table-cell table:style-name="ce3" office:value-type="float" office:value="0.0454866399769588" calcext:value-type="float">
            <text:p>0.04548663997695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.0432648378554704" calcext:value-type="float">
            <text:p>0.043264837855471</text:p>
          </table:table-cell>
          <table:table-cell table:style-name="ce5" office:value-type="float" office:value="0.965834131409131" calcext:value-type="float">
            <text:p>0.965834131409131</text:p>
          </table:table-cell>
          <table:table-cell office:value-type="float" office:value="0.276953337414236" calcext:value-type="float">
            <text:p>0.276953337414236</text:p>
          </table:table-cell>
          <table:table-cell office:value-type="float" office:value="0.784093014673066" calcext:value-type="float">
            <text:p>0.78409301467306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.91148449633648" calcext:value-type="float">
            <text:p>1.91148449633648</text:p>
          </table:table-cell>
          <table:table-cell table:style-name="ce3" office:value-type="float" office:value="0.0696859972267002" calcext:value-type="float">
            <text:p>0.0696859972267</text:p>
          </table:table-cell>
          <table:table-cell office:value-type="float" office:value="1.15635013192581" calcext:value-type="float">
            <text:p>1.15635013192581</text:p>
          </table:table-cell>
          <table:table-cell table:style-name="ce5" office:value-type="float" office:value="0.260524009412805" calcext:value-type="float">
            <text:p>0.26052400941280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.04592710188222" calcext:value-type="float">
            <text:p>3.04592710188222</text:p>
          </table:table-cell>
          <table:table-cell table:style-name="ce3" office:value-type="float" office:value="0.00637976459660322" calcext:value-type="float">
            <text:p>0.006379764596603</text:p>
          </table:table-cell>
          <table:table-cell office:value-type="float" office:value="-0.430207793824815" calcext:value-type="float">
            <text:p>-0.430207793824815</text:p>
          </table:table-cell>
          <table:table-cell office:value-type="float" office:value="0.671644568369919" calcext:value-type="float">
            <text:p>0.6716445683699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.49604574724455" calcext:value-type="float">
            <text:p>1.49604574724455</text:p>
          </table:table-cell>
          <table:table-cell office:value-type="float" office:value="0.15410555860116" calcext:value-type="float">
            <text:p>0.15410555860116</text:p>
          </table:table-cell>
          <table:table-cell office:value-type="float" office:value="0.489194573729192" calcext:value-type="float">
            <text:p>0.489194573729192</text:p>
          </table:table-cell>
          <table:table-cell office:value-type="float" office:value="0.631342367067718" calcext:value-type="float">
            <text:p>0.631342367067718</text:p>
          </table:table-cell>
          <table:table-cell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2.33653256500845" calcext:value-type="float">
            <text:p>2.33653256500845</text:p>
          </table:table-cell>
          <table:table-cell table:style-name="ce3" office:value-type="float" office:value="0.0238745508228683" calcext:value-type="float">
            <text:p>0.023874550822868</text:p>
          </table:table-cell>
          <table:table-cell office:value-type="float" office:value="4.26326647126815" calcext:value-type="float">
            <text:p>4.26326647126815</text:p>
          </table:table-cell>
          <table:table-cell table:style-name="ce4" office:value-type="float" office:value="0.0000989790248248922" calcext:value-type="float">
            <text:p>9.90E-05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1.92258124593748" calcext:value-type="float">
            <text:p>1.92258124593748</text:p>
          </table:table-cell>
          <table:table-cell table:style-name="ce3" office:value-type="float" office:value="0.0586022736414733" calcext:value-type="float">
            <text:p>0.058602273641473</text:p>
          </table:table-cell>
          <table:table-cell office:value-type="float" office:value="2.6026983989811" calcext:value-type="float">
            <text:p>2.6026983989811</text:p>
          </table:table-cell>
          <table:table-cell table:style-name="ce3" office:value-type="float" office:value="0.0112821362540136" calcext:value-type="float">
            <text:p>0.011282136254014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2.60648743352044" calcext:value-type="float">
            <text:p>2.60648743352044</text:p>
          </table:table-cell>
          <table:table-cell table:style-name="ce3" office:value-type="float" office:value="0.0119065678332381" calcext:value-type="float">
            <text:p>0.011906567833238</text:p>
          </table:table-cell>
          <table:table-cell office:value-type="float" office:value="3.9001291383674" calcext:value-type="float">
            <text:p>3.9001291383674</text:p>
          </table:table-cell>
          <table:table-cell table:style-name="ce3" office:value-type="float" office:value="0.000277285321110168" calcext:value-type="float">
            <text:p>0.000277285321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.43863302758241" calcext:value-type="float">
            <text:p>1.43863302758241</text:p>
          </table:table-cell>
          <table:table-cell office:value-type="float" office:value="0.160606446073588" calcext:value-type="float">
            <text:p>0.160606446073588</text:p>
          </table:table-cell>
          <table:table-cell office:value-type="float" office:value="2.67468097734191" calcext:value-type="float">
            <text:p>2.67468097734191</text:p>
          </table:table-cell>
          <table:table-cell table:style-name="ce3" office:value-type="float" office:value="0.0119921533741752" calcext:value-type="float">
            <text:p>0.0119921533741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-0.11419655956008" calcext:value-type="float">
            <text:p>-0.11419655956008</text:p>
          </table:table-cell>
          <table:table-cell office:value-type="float" office:value="0.909667864931487" calcext:value-type="float">
            <text:p>0.909667864931487</text:p>
          </table:table-cell>
          <table:table-cell office:value-type="float" office:value="1.70388822952352" calcext:value-type="float">
            <text:p>1.70388822952352</text:p>
          </table:table-cell>
          <table:table-cell table:style-name="ce3" office:value-type="float" office:value="0.0963586582947815" calcext:value-type="float">
            <text:p>0.09635865829478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186276744437583" calcext:value-type="float">
            <text:p>0.186276744437583</text:p>
          </table:table-cell>
          <table:table-cell office:value-type="float" office:value="0.857511069469454" calcext:value-type="float">
            <text:p>0.857511069469454</text:p>
          </table:table-cell>
          <table:table-cell office:value-type="float" office:value="1.05938542220089" calcext:value-type="float">
            <text:p>1.05938542220089</text:p>
          </table:table-cell>
          <table:table-cell office:value-type="float" office:value="0.324604568166896" calcext:value-type="float">
            <text:p>0.32460456816689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.51807435591342" calcext:value-type="float">
            <text:p>1.51807435591342</text:p>
          </table:table-cell>
          <table:table-cell office:value-type="float" office:value="0.13727226298476" calcext:value-type="float">
            <text:p>0.13727226298476</text:p>
          </table:table-cell>
          <table:table-cell office:value-type="float" office:value="2.89413780164451" calcext:value-type="float">
            <text:p>2.89413780164451</text:p>
          </table:table-cell>
          <table:table-cell table:style-name="ce3" office:value-type="float" office:value="0.00626592917309943" calcext:value-type="float">
            <text:p>0.006265929173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.54990913596538" calcext:value-type="float">
            <text:p>1.54990913596538</text:p>
          </table:table-cell>
          <table:table-cell office:value-type="float" office:value="0.165096654394421" calcext:value-type="float">
            <text:p>0.165096654394421</text:p>
          </table:table-cell>
          <table:table-cell office:value-type="float" office:value="2.28228681922594" calcext:value-type="float">
            <text:p>2.28228681922594</text:p>
          </table:table-cell>
          <table:table-cell table:style-name="ce3" office:value-type="float" office:value="0.0564456546913306" calcext:value-type="float">
            <text:p>0.05644565469133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.73677006157392" calcext:value-type="float">
            <text:p>2.73677006157392</text:p>
          </table:table-cell>
          <table:table-cell table:style-name="ce3" office:value-type="float" office:value="0.00805286903221696" calcext:value-type="float">
            <text:p>0.008052869032217</text:p>
          </table:table-cell>
          <table:table-cell office:value-type="float" office:value="4.51140055197179" calcext:value-type="float">
            <text:p>4.51140055197179</text:p>
          </table:table-cell>
          <table:table-cell table:style-name="ce4" office:value-type="float" office:value="0.0000287233596969594" calcext:value-type="float">
            <text:p>2.87E-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0.105583243185915" calcext:value-type="float">
            <text:p>0.105583243185915</text:p>
          </table:table-cell>
          <table:table-cell office:value-type="float" office:value="0.917524802566672" calcext:value-type="float">
            <text:p>0.917524802566672</text:p>
          </table:table-cell>
          <table:table-cell office:value-type="float" office:value="3.78469205245632" calcext:value-type="float">
            <text:p>3.78469205245632</text:p>
          </table:table-cell>
          <table:table-cell table:style-name="ce3" office:value-type="float" office:value="0.00227248091849" calcext:value-type="float">
            <text:p>0.002272480918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20:20:59.626104868</meta:creation-date>
    <dc:date>2021-05-05T10:17:56.653987703</dc:date>
    <meta:editing-duration>PT1H8M46S</meta:editing-duration>
    <meta:editing-cycles>15</meta:editing-cycles>
    <meta:generator>LibreOffice/7.1.2.2$Linux_X86_64 LibreOffice_project/10$Build-2</meta:generator>
    <meta:document-statistic meta:table-count="6" meta:cell-count="1833" meta:object-count="0"/>
  </office:meta>
</office:document-meta>
</file>